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539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3756in"/>
    </style:style>
    <style:style style:name="co21" style:family="table-column">
      <style:table-column-properties fo:break-before="auto" style:column-width="0.2035in"/>
    </style:style>
    <style:style style:name="co22" style:family="table-column">
      <style:table-column-properties fo:break-before="auto" style:column-width="1.5437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0.1965in"/>
    </style:style>
    <style:style style:name="co26" style:family="table-column">
      <style:table-column-properties fo:break-before="auto" style:column-width="1.139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2"/>
        <table:table-column table:style-name="co15" table:default-cell-style-name="ce35"/>
        <table:table-column table:style-name="co16" table:default-cell-style-name="ce48"/>
        <table:table-column table:style-name="co17" table:default-cell-style-name="ce38"/>
        <table:table-column table:style-name="co18" table:default-cell-style-name="ce54"/>
        <table:table-column table:style-name="co17" table:default-cell-style-name="ce57"/>
        <table:table-column table:style-name="co14" table:default-cell-style-name="ce77"/>
        <table:table-column table:style-name="co19" table:default-cell-style-name="ce61"/>
        <table:table-column table:style-name="co5" table:default-cell-style-name="ce8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37" table:default-cell-style-name="ce2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Exposed_</text:p>
            <text:p>posts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/</text:p>
            <text:p><text:span text:style-name="T1">Deny </text:span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1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47" table:formula="of:=([.R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3]" office:value-type="float" office:value="0.6653" calcext:value-type="float">
            <text:p>0.6653</text:p>
          </table:table-cell>
          <table:table-cell table:style-name="ce56" table:formula="of:=[$Results_01_12.E14]" office:value-type="percentage" office:value="0.681" calcext:value-type="percentage">
            <text:p>68.1%</text:p>
          </table:table-cell>
          <table:table-cell table:formula="of:=2*[.R2]*[.U2]/([.R2]+[.U2])" office:value-type="float" office:value="0.678098945971844" calcext:value-type="float">
            <text:p>0.6781</text:p>
          </table:table-cell>
          <table:table-cell table:formula="of:=2*[.S2]*[.U2]/([.S2]+[.U2])" office:value-type="float" office:value="0.638756633191356" calcext:value-type="float">
            <text:p>0.6388</text:p>
          </table:table-cell>
          <table:table-cell/>
          <table:table-cell table:style-name="ce120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122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47" table:formula="of:=([.R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3]" office:value-type="float" office:value="0.6856" calcext:value-type="float">
            <text:p>0.6856</text:p>
          </table:table-cell>
          <table:table-cell table:style-name="ce56" table:formula="of:=[$Results_01_12.K14]" office:value-type="percentage" office:value="0.671" calcext:value-type="percentage">
            <text:p>67.1%</text:p>
          </table:table-cell>
          <table:table-cell table:formula="of:=2*[.R3]*[.U3]/([.R3]+[.U3])" office:value-type="float" office:value="0.675709343789302" calcext:value-type="float">
            <text:p>0.6757</text:p>
          </table:table-cell>
          <table:table-cell table:formula="of:=2*[.S3]*[.U3]/([.S3]+[.U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47" table:formula="of:=([.R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3]" office:value-type="float" office:value="0.6627" calcext:value-type="float">
            <text:p>0.6627</text:p>
          </table:table-cell>
          <table:table-cell table:style-name="ce56" table:formula="of:=[$Results_01_12.Q14]" office:value-type="percentage" office:value="0.673" calcext:value-type="percentage">
            <text:p>67.3%</text:p>
          </table:table-cell>
          <table:table-cell table:formula="of:=2*[.R4]*[.U4]/([.R4]+[.U4])" office:value-type="float" office:value="0.683665083656024" calcext:value-type="float">
            <text:p>0.6837</text:p>
          </table:table-cell>
          <table:table-cell table:formula="of:=2*[.S4]*[.U4]/([.S4]+[.U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47" table:formula="of:=([.R5]-0.2)*5/4" office:value-type="float" office:value="0.65725" calcext:value-type="float">
            <text:p>0.6573</text:p>
          </table:table-cell>
          <table:table-cell table:style-name="ce37" table:formula="of:=[$Results_01_12.W9]" office:value-type="percentage" office:value="0.8909" calcext:value-type="percentage">
            <text:p>89.1%</text:p>
          </table:table-cell>
          <table:table-cell table:style-name="ce53" table:formula="of:=[$Results_01_12.W14]" office:value-type="float" office:value="0.651" calcext:value-type="float">
            <text:p>0.6510</text:p>
          </table:table-cell>
          <table:table-cell table:style-name="ce56" table:formula="of:=[$Results_01_12.W15]" office:value-type="percentage" office:value="0.6534" calcext:value-type="percentage">
            <text:p>65.3%</text:p>
          </table:table-cell>
          <table:table-cell table:formula="of:=2*[.R5]*[.U5]/([.R5]+[.U5])" office:value-type="float" office:value="0.686368099941894" calcext:value-type="float">
            <text:p>0.6864</text:p>
          </table:table-cell>
          <table:table-cell table:formula="of:=2*[.S5]*[.U5]/([.S5]+[.U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3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0]" office:value-type="float" office:value="0.1719" calcext:value-type="float">
            <text:p>0.1719</text:p>
          </table:table-cell>
          <table:table-cell table:style-name="ce34" table:formula="of:=[$Results_01_12.E24]" office:value-type="float" office:value="0.7372" calcext:value-type="float">
            <text:p>0.7372</text:p>
          </table:table-cell>
          <table:table-cell table:style-name="ce47" table:formula="of:=([.R6]-0.2)*5/4" office:value-type="float" office:value="0.6715" calcext:value-type="float">
            <text:p>0.6715</text:p>
          </table:table-cell>
          <table:table-cell table:style-name="ce37" table:formula="of:=[$Results_01_12.E25]" office:value-type="percentage" office:value="0.8787" calcext:value-type="percentage">
            <text:p>87.9%</text:p>
          </table:table-cell>
          <table:table-cell table:style-name="ce53" table:formula="of:=[$Results_01_12.E30]" office:value-type="float" office:value="0.6465" calcext:value-type="float">
            <text:p>0.6465</text:p>
          </table:table-cell>
          <table:table-cell table:style-name="ce56" table:formula="of:=[$Results_01_12.E31]" office:value-type="percentage" office:value="0.6534" calcext:value-type="percentage">
            <text:p>65.3%</text:p>
          </table:table-cell>
          <table:table-cell table:formula="of:=2*[.R6]*[.U6]/([.R6]+[.U6])" office:value-type="float" office:value="0.688877357808774" calcext:value-type="float">
            <text:p>0.6889</text:p>
          </table:table-cell>
          <table:table-cell table:formula="of:=2*[.S6]*[.U6]/([.S6]+[.U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ce122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0]" office:value-type="float" office:value="0" calcext:value-type="float">
            <text:p>0.0000</text:p>
          </table:table-cell>
          <table:table-cell table:style-name="ce34" table:formula="of:=[$Results_01_12.K24]" office:value-type="float" office:value="0.1448" calcext:value-type="float">
            <text:p>0.1448</text:p>
          </table:table-cell>
          <table:table-cell table:style-name="ce47" table:formula="of:=([.R7])*5/4" office:value-type="float" office:value="0.181" calcext:value-type="float">
            <text:p>0.1810</text:p>
          </table:table-cell>
          <table:table-cell table:style-name="ce37" table:formula="of:=[$Results_01_12.K25]" office:value-type="percentage" office:value="0.5675" calcext:value-type="percentage">
            <text:p>56.8%</text:p>
          </table:table-cell>
          <table:table-cell table:style-name="ce53" table:formula="of:=[$Results_01_12.K30]" office:value-type="float" office:value="0.662" calcext:value-type="float">
            <text:p>0.6620</text:p>
          </table:table-cell>
          <table:table-cell table:style-name="ce56" table:formula="of:=[$Results_01_12.K31]" office:value-type="percentage" office:value="0.6809" calcext:value-type="percentage">
            <text:p>68.1%</text:p>
          </table:table-cell>
          <table:table-cell table:formula="of:=2*[.R7]*[.U7]/([.R7]+[.U7])" office:value-type="float" office:value="0.237624194348042" calcext:value-type="float">
            <text:p>0.2376</text:p>
          </table:table-cell>
          <table:table-cell table:formula="of:=2*[.S7]*[.U7]/([.S7]+[.U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covered-table-cell table:style-name="ce123"/>
          <table:table-cell table:number-columns-repeated="3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0]" office:value-type="float" office:value="0.2051" calcext:value-type="float">
            <text:p>0.2051</text:p>
          </table:table-cell>
          <table:table-cell table:style-name="ce34" table:formula="of:=[$Results_01_12.Q24]" office:value-type="float" office:value="0.7313" calcext:value-type="float">
            <text:p>0.7313</text:p>
          </table:table-cell>
          <table:table-cell table:style-name="ce47" table:formula="of:=([.R8]-0.2)*5/4" office:value-type="float" office:value="0.664125" calcext:value-type="float">
            <text:p>0.6641</text:p>
          </table:table-cell>
          <table:table-cell table:style-name="ce37" table:formula="of:=[$Results_01_12.Q25]" office:value-type="percentage" office:value="0.8739" calcext:value-type="percentage">
            <text:p>87.4%</text:p>
          </table:table-cell>
          <table:table-cell table:style-name="ce53" table:formula="of:=[$Results_01_12.Q30]" office:value-type="float" office:value="0.6471" calcext:value-type="float">
            <text:p>0.6471</text:p>
          </table:table-cell>
          <table:table-cell table:style-name="ce56" table:formula="of:=[$Results_01_12.Q31]" office:value-type="percentage" office:value="0.6524" calcext:value-type="percentage">
            <text:p>65.2%</text:p>
          </table:table-cell>
          <table:table-cell table:formula="of:=2*[.R8]*[.U8]/([.R8]+[.U8])" office:value-type="float" office:value="0.686628308183401" calcext:value-type="float">
            <text:p>0.6866</text:p>
          </table:table-cell>
          <table:table-cell table:formula="of:=2*[.S8]*[.U8]/([.S8]+[.U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123"/>
          <table:table-cell table:number-columns-repeated="3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0]" office:value-type="float" office:value="0.1386" calcext:value-type="float">
            <text:p>0.1386</text:p>
          </table:table-cell>
          <table:table-cell table:style-name="ce34" table:formula="of:=[$Results_01_12.W24]" office:value-type="float" office:value="0.7229" calcext:value-type="float">
            <text:p>0.7229</text:p>
          </table:table-cell>
          <table:table-cell table:style-name="ce47" table:formula="of:=([.R9]-0.2)*5/4" office:value-type="float" office:value="0.653625" calcext:value-type="float">
            <text:p>0.6536</text:p>
          </table:table-cell>
          <table:table-cell table:style-name="ce37" table:formula="of:=[$Results_01_12.W25]" office:value-type="percentage" office:value="0.866" calcext:value-type="percentage">
            <text:p>86.6%</text:p>
          </table:table-cell>
          <table:table-cell table:style-name="ce53" table:formula="of:=[$Results_01_12.W30]" office:value-type="float" office:value="0.6385" calcext:value-type="float">
            <text:p>0.6385</text:p>
          </table:table-cell>
          <table:table-cell table:style-name="ce56" table:formula="of:=[$Results_01_12.W31]" office:value-type="percentage" office:value="0.6504" calcext:value-type="percentage">
            <text:p>65.0%</text:p>
          </table:table-cell>
          <table:table-cell table:formula="of:=2*[.R9]*[.U9]/([.R9]+[.U9])" office:value-type="float" office:value="0.678083810783017" calcext:value-type="float">
            <text:p>0.6781</text:p>
          </table:table-cell>
          <table:table-cell table:formula="of:=2*[.S9]*[.U9]/([.S9]+[.U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122" office:value-type="string" calcext:value-type="string" table:number-columns-spanned="1" table:number-rows-spanned="2">
            <text:p>3. Green means best </text:p>
            <text:p><text:span text:style-name="T1">perf in that col</text:span></text:p>
          </table:table-cell>
          <table:table-cell table:number-columns-repeated="3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6]" office:value-type="float" office:value="0.1941" calcext:value-type="float">
            <text:p>0.1941</text:p>
          </table:table-cell>
          <table:table-cell table:style-name="ce34" table:formula="of:=[$Results_01_12.E40]" office:value-type="float" office:value="0.7379" calcext:value-type="float">
            <text:p>0.7379</text:p>
          </table:table-cell>
          <table:table-cell table:style-name="ce47" table:formula="of:=([.R10]-0.2)*5/4" office:value-type="float" office:value="0.672375" calcext:value-type="float">
            <text:p>0.6724</text:p>
          </table:table-cell>
          <table:table-cell table:style-name="ce37" table:formula="of:=[$Results_01_12.E41]" office:value-type="percentage" office:value="0.8642" calcext:value-type="percentage">
            <text:p>86.4%</text:p>
          </table:table-cell>
          <table:table-cell table:style-name="ce53" table:formula="of:=[$Results_01_12.E46]" office:value-type="float" office:value="0.671" calcext:value-type="float">
            <text:p>0.6710</text:p>
          </table:table-cell>
          <table:table-cell table:style-name="ce56" table:formula="of:=[$Results_01_12.E47]" office:value-type="percentage" office:value="0.6789" calcext:value-type="percentage">
            <text:p>67.9%</text:p>
          </table:table-cell>
          <table:table-cell table:formula="of:=2*[.R10]*[.U10]/([.R10]+[.U10])" office:value-type="float" office:value="0.702861665128824" calcext:value-type="float">
            <text:p>0.7029</text:p>
          </table:table-cell>
          <table:table-cell table:formula="of:=2*[.S10]*[.U10]/([.S10]+[.U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123"/>
          <table:table-cell table:number-columns-repeated="3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6]" office:value-type="float" office:value="0" calcext:value-type="float">
            <text:p>0.0000</text:p>
          </table:table-cell>
          <table:table-cell table:style-name="ce34" table:formula="of:=[$Results_01_12.K40]" office:value-type="float" office:value="0.1448" calcext:value-type="float">
            <text:p>0.1448</text:p>
          </table:table-cell>
          <table:table-cell table:style-name="ce47" table:formula="of:=([.R11])*5/4" office:value-type="float" office:value="0.181" calcext:value-type="float">
            <text:p>0.1810</text:p>
          </table:table-cell>
          <table:table-cell table:style-name="ce37" table:formula="of:=[$Results_01_12.K41]" office:value-type="percentage" office:value="0.5675" calcext:value-type="percentage">
            <text:p>56.8%</text:p>
          </table:table-cell>
          <table:table-cell table:style-name="ce53" table:formula="of:=[$Results_01_12.K46]" office:value-type="float" office:value="0.3434" calcext:value-type="float">
            <text:p>0.3434</text:p>
          </table:table-cell>
          <table:table-cell table:style-name="ce56" table:formula="of:=[$Results_01_12.K47]" office:value-type="percentage" office:value="0.5229" calcext:value-type="percentage">
            <text:p>52.3%</text:p>
          </table:table-cell>
          <table:table-cell table:formula="of:=2*[.R11]*[.U11]/([.R11]+[.U11])" office:value-type="float" office:value="0.203704711183941" calcext:value-type="float">
            <text:p>0.2037</text:p>
          </table:table-cell>
          <table:table-cell table:formula="of:=2*[.S11]*[.U11]/([.S11]+[.U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 table:number-columns-repeated="3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6]" office:value-type="float" office:value="0" calcext:value-type="float">
            <text:p>0.0000</text:p>
          </table:table-cell>
          <table:table-cell table:style-name="ce34" table:formula="of:=[$Results_01_12.Q40]" office:value-type="float" office:value="0.3807" calcext:value-type="float">
            <text:p>0.3807</text:p>
          </table:table-cell>
          <table:table-cell table:style-name="ce47" table:formula="of:=([.R12]-0.2)*5/4" office:value-type="float" office:value="0.225875" calcext:value-type="float">
            <text:p>0.2259</text:p>
          </table:table-cell>
          <table:table-cell table:style-name="ce37" table:formula="of:=[$Results_01_12.Q41]" office:value-type="percentage" office:value="0.6279" calcext:value-type="percentage">
            <text:p>62.8%</text:p>
          </table:table-cell>
          <table:table-cell table:style-name="ce53" table:formula="of:=[$Results_01_12.Q46]" office:value-type="float" office:value="0.6698" calcext:value-type="float">
            <text:p>0.6698</text:p>
          </table:table-cell>
          <table:table-cell table:style-name="ce56" table:formula="of:=[$Results_01_12.Q47]" office:value-type="percentage" office:value="0.6922" calcext:value-type="percentage">
            <text:p>69.2%</text:p>
          </table:table-cell>
          <table:table-cell table:formula="of:=2*[.R12]*[.U12]/([.R12]+[.U12])" office:value-type="float" office:value="0.485469509757259" calcext:value-type="float">
            <text:p>0.4855</text:p>
          </table:table-cell>
          <table:table-cell table:formula="of:=2*[.S12]*[.U12]/([.S12]+[.U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 table:number-columns-repeated="39"/>
        </table:table-row>
        <table:table-row table:style-name="ro2">
          <table:table-cell table:number-columns-repeated="3"/>
          <table:table-cell table:style-name="ce3"/>
          <table:table-cell table:number-columns-repeated="12"/>
          <table:table-cell table:style-name="ce41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6]" office:value-type="float" office:value="0.2297" calcext:value-type="float">
            <text:p>0.2297</text:p>
          </table:table-cell>
          <table:table-cell table:style-name="ce34" table:formula="of:=[$Results_01_12.W40]" office:value-type="float" office:value="0.74" calcext:value-type="float">
            <text:p>0.7400</text:p>
          </table:table-cell>
          <table:table-cell table:style-name="ce47" table:formula="of:=([.R14]-0.2)*5/4" office:value-type="float" office:value="0.675" calcext:value-type="float">
            <text:p>0.6750</text:p>
          </table:table-cell>
          <table:table-cell table:style-name="ce37" table:formula="of:=[$Results_01_12.W41]" office:value-type="percentage" office:value="0.8639" calcext:value-type="percentage">
            <text:p>86.4%</text:p>
          </table:table-cell>
          <table:table-cell table:style-name="ce53" table:formula="of:=[$Results_01_12.W46]" office:value-type="float" office:value="0.6593" calcext:value-type="float">
            <text:p>0.6593</text:p>
          </table:table-cell>
          <table:table-cell table:style-name="ce56" table:formula="of:=[$Results_01_12.W47]" office:value-type="percentage" office:value="0.6779" calcext:value-type="percentage">
            <text:p>67.8%</text:p>
          </table:table-cell>
          <table:table-cell table:formula="of:=2*[.R14]*[.U14]/([.R14]+[.U14])" office:value-type="float" office:value="0.69732294718788" calcext:value-type="float">
            <text:p>0.6973</text:p>
          </table:table-cell>
          <table:table-cell table:formula="of:=2*[.S14]*[.U14]/([.S14]+[.U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office:value-type="string" calcext:value-type="string">
            <text:p>2<text:span text:style-name="T2">nd</text:span> best SRQ/deny</text:p>
          </table:table-cell>
          <table:table-cell table:number-columns-repeated="3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47" table:formula="of:=([.R15]-0.2)*5/4" office:value-type="float" office:value="0.681375" calcext:value-type="float">
            <text:p>0.6814</text:p>
          </table:table-cell>
          <table:table-cell table:style-name="ce37" table:formula="of:=[$Results_13_24.E9]" office:value-type="percentage" office:value="0.8703" calcext:value-type="percentage">
            <text:p>87.0%</text:p>
          </table:table-cell>
          <table:table-cell table:style-name="ce53" table:formula="of:=[$Results_13_24.E14]" office:value-type="float" office:value="0.6718" calcext:value-type="float">
            <text:p>0.6718</text:p>
          </table:table-cell>
          <table:table-cell table:style-name="ce56" table:formula="of:=[$Results_13_24.E15]" office:value-type="percentage" office:value="0.6789" calcext:value-type="percentage">
            <text:p>67.9%</text:p>
          </table:table-cell>
          <table:table-cell table:formula="of:=2*[.R15]*[.U15]/([.R15]+[.U15])" office:value-type="float" office:value="0.706553998165008" calcext:value-type="float">
            <text:p>0.7066</text:p>
          </table:table-cell>
          <table:table-cell table:formula="of:=2*[.S15]*[.U15]/([.S15]+[.U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4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47" table:formula="of:=([.R16]-0.2)*5/4" office:value-type="float" office:value="0.672375" calcext:value-type="float">
            <text:p>0.6724</text:p>
          </table:table-cell>
          <table:table-cell table:style-name="ce37" table:formula="of:=[$Results_13_24.K9]" office:value-type="percentage" office:value="0.8504" calcext:value-type="percentage">
            <text:p>85.0%</text:p>
          </table:table-cell>
          <table:table-cell table:style-name="ce53" table:formula="of:=[$Results_13_24.K14]" office:value-type="float" office:value="0.6523" calcext:value-type="float">
            <text:p>0.6523</text:p>
          </table:table-cell>
          <table:table-cell table:style-name="ce56" table:formula="of:=[$Results_13_24.K15]" office:value-type="percentage" office:value="0.6555" calcext:value-type="percentage">
            <text:p>65.6%</text:p>
          </table:table-cell>
          <table:table-cell table:formula="of:=2*[.R16]*[.U16]/([.R16]+[.U16])" office:value-type="float" office:value="0.692464638181557" calcext:value-type="float">
            <text:p>0.6925</text:p>
          </table:table-cell>
          <table:table-cell table:formula="of:=2*[.S16]*[.U16]/([.S16]+[.U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4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47" table:formula="of:=([.R17]-0.2)*5/4" office:value-type="float" office:value="0.65725" calcext:value-type="float">
            <text:p>0.6573</text:p>
          </table:table-cell>
          <table:table-cell table:style-name="ce37" table:formula="of:=[$Results_13_24.Q9]" office:value-type="percentage" office:value="0.8621" calcext:value-type="percentage">
            <text:p>86.2%</text:p>
          </table:table-cell>
          <table:table-cell table:style-name="ce53" table:formula="of:=[$Results_13_24.Q14]" office:value-type="float" office:value="0.6213" calcext:value-type="float">
            <text:p>0.6213</text:p>
          </table:table-cell>
          <table:table-cell table:style-name="ce56" table:formula="of:=[$Results_13_24.Q15]" office:value-type="percentage" office:value="0.6249" calcext:value-type="percentage">
            <text:p>62.5%</text:p>
          </table:table-cell>
          <table:table-cell table:formula="of:=2*[.R17]*[.U17]/([.R17]+[.U17])" office:value-type="float" office:value="0.669496755994358" calcext:value-type="float">
            <text:p>0.6695</text:p>
          </table:table-cell>
          <table:table-cell table:formula="of:=2*[.S17]*[.U17]/([.S17]+[.U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4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47" table:formula="of:=([.R18]-0.2)*5/4" office:value-type="float" office:value="0.6655" calcext:value-type="float">
            <text:p>0.6655</text:p>
          </table:table-cell>
          <table:table-cell table:style-name="ce37" table:formula="of:=[$Results_13_24.W9]" office:value-type="percentage" office:value="0.8759" calcext:value-type="percentage">
            <text:p>87.6%</text:p>
          </table:table-cell>
          <table:table-cell table:style-name="ce53" table:formula="of:=[$Results_13_24.W14]" office:value-type="float" office:value="0.6234" calcext:value-type="float">
            <text:p>0.6234</text:p>
          </table:table-cell>
          <table:table-cell table:style-name="ce56" table:formula="of:=[$Results_13_24.W15]" office:value-type="percentage" office:value="0.6269" calcext:value-type="percentage">
            <text:p>62.7%</text:p>
          </table:table-cell>
          <table:table-cell table:formula="of:=2*[.R18]*[.U18]/([.R18]+[.U18])" office:value-type="float" office:value="0.67351845404927" calcext:value-type="float">
            <text:p>0.6735</text:p>
          </table:table-cell>
          <table:table-cell table:formula="of:=2*[.S18]*[.U18]/([.S18]+[.U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4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0]" office:value-type="float" office:value="0.2018" calcext:value-type="float">
            <text:p>0.2018</text:p>
          </table:table-cell>
          <table:table-cell table:style-name="ce34" table:formula="of:=[$Results_13_24.E24]" office:value-type="float" office:value="0.739" calcext:value-type="float">
            <text:p>0.7390</text:p>
          </table:table-cell>
          <table:table-cell table:style-name="ce47" table:formula="of:=([.R19]-0.2)*5/4" office:value-type="float" office:value="0.67375" calcext:value-type="float">
            <text:p>0.6738</text:p>
          </table:table-cell>
          <table:table-cell table:style-name="ce37" table:formula="of:=[$Results_13_24.E25]" office:value-type="percentage" office:value="0.8784" calcext:value-type="percentage">
            <text:p>87.8%</text:p>
          </table:table-cell>
          <table:table-cell table:style-name="ce53" table:formula="of:=[$Results_13_24.E30]" office:value-type="float" office:value="0.6189" calcext:value-type="float">
            <text:p>0.6189</text:p>
          </table:table-cell>
          <table:table-cell table:style-name="ce56" table:formula="of:=[$Results_13_24.E31]" office:value-type="percentage" office:value="0.6218" calcext:value-type="percentage">
            <text:p>62.2%</text:p>
          </table:table-cell>
          <table:table-cell table:formula="of:=2*[.R19]*[.U19]/([.R19]+[.U19])" office:value-type="float" office:value="0.673638854112969" calcext:value-type="float">
            <text:p>0.6736</text:p>
          </table:table-cell>
          <table:table-cell table:formula="of:=2*[.S19]*[.U19]/([.S19]+[.U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4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0]" office:value-type="float" office:value="0.1474" calcext:value-type="float">
            <text:p>0.1474</text:p>
          </table:table-cell>
          <table:table-cell table:style-name="ce34" table:formula="of:=[$Results_13_24.K24]" office:value-type="float" office:value="0.7342" calcext:value-type="float">
            <text:p>0.7342</text:p>
          </table:table-cell>
          <table:table-cell table:style-name="ce47" table:formula="of:=([.R20]-0.2)*5/4" office:value-type="float" office:value="0.66775" calcext:value-type="float">
            <text:p>0.6678</text:p>
          </table:table-cell>
          <table:table-cell table:style-name="ce37" table:formula="of:=[$Results_13_24.K25]" office:value-type="percentage" office:value="0.8879" calcext:value-type="percentage">
            <text:p>88.8%</text:p>
          </table:table-cell>
          <table:table-cell table:style-name="ce53" table:formula="of:=[$Results_13_24.K30]" office:value-type="float" office:value="0.6515" calcext:value-type="float">
            <text:p>0.6515</text:p>
          </table:table-cell>
          <table:table-cell table:style-name="ce56" table:formula="of:=[$Results_13_24.K31]" office:value-type="percentage" office:value="0.6575" calcext:value-type="percentage">
            <text:p>65.8%</text:p>
          </table:table-cell>
          <table:table-cell table:formula="of:=2*[.R20]*[.U20]/([.R20]+[.U20])" office:value-type="float" office:value="0.690382189507108" calcext:value-type="float">
            <text:p>0.6904</text:p>
          </table:table-cell>
          <table:table-cell table:formula="of:=2*[.S20]*[.U20]/([.S20]+[.U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0]" office:value-type="float" office:value="0.1595" calcext:value-type="float">
            <text:p>0.1595</text:p>
          </table:table-cell>
          <table:table-cell table:style-name="ce34" table:formula="of:=[$Results_13_24.Q24]" office:value-type="float" office:value="0.7252" calcext:value-type="float">
            <text:p>0.7252</text:p>
          </table:table-cell>
          <table:table-cell table:style-name="ce47" table:formula="of:=([.R21]-0.2)*5/4" office:value-type="float" office:value="0.6565" calcext:value-type="float">
            <text:p>0.6565</text:p>
          </table:table-cell>
          <table:table-cell table:style-name="ce37" table:formula="of:=[$Results_13_24.Q25]" office:value-type="percentage" office:value="0.8721" calcext:value-type="percentage">
            <text:p>87.2%</text:p>
          </table:table-cell>
          <table:table-cell table:style-name="ce53" table:formula="of:=[$Results_13_24.Q30]" office:value-type="float" office:value="0.6364" calcext:value-type="float">
            <text:p>0.6364</text:p>
          </table:table-cell>
          <table:table-cell table:style-name="ce56" table:formula="of:=[$Results_13_24.Q31]" office:value-type="percentage" office:value="0.6381" calcext:value-type="percentage">
            <text:p>63.8%</text:p>
          </table:table-cell>
          <table:table-cell table:formula="of:=2*[.R21]*[.U21]/([.R21]+[.U21])" office:value-type="float" office:value="0.677904347826087" calcext:value-type="float">
            <text:p>0.6779</text:p>
          </table:table-cell>
          <table:table-cell table:formula="of:=2*[.S21]*[.U21]/([.S21]+[.U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style-name="ce4" table:formula="of:=MAX([.S$1:.S$1048576])" office:value-type="string" office:string-value="" calcext:value-type="error">
            <text:p>#DIV/0!</text:p>
          </table:table-cell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0]" office:value-type="float" office:value="0.2014" calcext:value-type="float">
            <text:p>0.2014</text:p>
          </table:table-cell>
          <table:table-cell table:formula="of:=[$Results_13_24.W24]" office:value-type="float" office:value="0.6895" calcext:value-type="float">
            <text:p>0.6895</text:p>
          </table:table-cell>
          <table:table-cell table:formula="of:=([.R23]-0.2)*5/4" office:value-type="float" office:value="0.611875" calcext:value-type="float">
            <text:p>0.611875</text:p>
          </table:table-cell>
          <table:table-cell table:style-name="ce37" table:formula="of:=[$Results_13_24.W25]" office:value-type="percentage" office:value="0.8076" calcext:value-type="percentage">
            <text:p>80.8%</text:p>
          </table:table-cell>
          <table:table-cell table:formula="of:=[$Results_13_24.W30]" office:value-type="float" office:value="0.6717" calcext:value-type="float">
            <text:p>0.6717</text:p>
          </table:table-cell>
          <table:table-cell table:style-name="ce56" table:formula="of:=[$Results_13_24.W31]" office:value-type="percentage" office:value="0.6922" calcext:value-type="percentage">
            <text:p>69.2%</text:p>
          </table:table-cell>
          <table:table-cell table:formula="of:=2*[.R23]*[.U23]/([.R23]+[.U23])" office:value-type="float" office:value="0.680483617396415" calcext:value-type="float">
            <text:p>0.6805</text:p>
          </table:table-cell>
          <table:table-cell table:formula="of:=2*[.S23]*[.U23]/([.S23]+[.U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120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6]" office:value-type="float" office:value="0.1301" calcext:value-type="float">
            <text:p>0.1301</text:p>
          </table:table-cell>
          <table:table-cell table:formula="of:=[$Results_13_24.E40]" office:value-type="float" office:value="0.719" calcext:value-type="float">
            <text:p>0.719</text:p>
          </table:table-cell>
          <table:table-cell table:formula="of:=([.R24]-0.2)*5/4" office:value-type="float" office:value="0.64875" calcext:value-type="float">
            <text:p>0.64875</text:p>
          </table:table-cell>
          <table:table-cell table:style-name="ce37" table:formula="of:=[$Results_13_24.E41]" office:value-type="percentage" office:value="0.869" calcext:value-type="percentage">
            <text:p>86.9%</text:p>
          </table:table-cell>
          <table:table-cell table:formula="of:=[$Results_13_24.E46]" office:value-type="float" office:value="0.6228" calcext:value-type="float">
            <text:p>0.6228</text:p>
          </table:table-cell>
          <table:table-cell table:style-name="ce56" table:formula="of:=[$Results_13_24.E47]" office:value-type="percentage" office:value="0.6228" calcext:value-type="percentage">
            <text:p>62.3%</text:p>
          </table:table-cell>
          <table:table-cell table:formula="of:=2*[.R24]*[.U24]/([.R24]+[.U24])" office:value-type="float" office:value="0.667451483082427" calcext:value-type="float">
            <text:p>0.6675</text:p>
          </table:table-cell>
          <table:table-cell table:formula="of:=2*[.S24]*[.U24]/([.S24]+[.U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6]" office:value-type="float" office:value="0.1325" calcext:value-type="float">
            <text:p>0.1325</text:p>
          </table:table-cell>
          <table:table-cell table:formula="of:=[$Results_13_24.K40]" office:value-type="float" office:value="0.7203" calcext:value-type="float">
            <text:p>0.7203</text:p>
          </table:table-cell>
          <table:table-cell table:formula="of:=([.R25]-0.2)*5/4" office:value-type="float" office:value="0.650375" calcext:value-type="float">
            <text:p>0.650375</text:p>
          </table:table-cell>
          <table:table-cell table:style-name="ce37" table:formula="of:=[$Results_13_24.K41]" office:value-type="percentage" office:value="0.8665" calcext:value-type="percentage">
            <text:p>86.7%</text:p>
          </table:table-cell>
          <table:table-cell table:formula="of:=[$Results_13_24.K46]" office:value-type="float" office:value="0.6333" calcext:value-type="float">
            <text:p>0.6333</text:p>
          </table:table-cell>
          <table:table-cell table:style-name="ce56" table:formula="of:=[$Results_13_24.K47]" office:value-type="percentage" office:value="0.6351" calcext:value-type="percentage">
            <text:p>63.5%</text:p>
          </table:table-cell>
          <table:table-cell table:formula="of:=2*[.R25]*[.U25]/([.R25]+[.U25])" office:value-type="float" office:value="0.674004122340426" calcext:value-type="float">
            <text:p>0.6740</text:p>
          </table:table-cell>
          <table:table-cell table:formula="of:=2*[.S25]*[.U25]/([.S25]+[.U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4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6]" office:value-type="float" office:value="0.1791" calcext:value-type="float">
            <text:p>0.1791</text:p>
          </table:table-cell>
          <table:table-cell table:formula="of:=[$Results_13_24.Q40]" office:value-type="float" office:value="0.7206" calcext:value-type="float">
            <text:p>0.7206</text:p>
          </table:table-cell>
          <table:table-cell table:formula="of:=([.R26]-0.2)*5/4" office:value-type="float" office:value="0.65075" calcext:value-type="float">
            <text:p>0.65075</text:p>
          </table:table-cell>
          <table:table-cell table:style-name="ce37" table:formula="of:=[$Results_13_24.Q41]" office:value-type="percentage" office:value="0.8631" calcext:value-type="percentage">
            <text:p>86.3%</text:p>
          </table:table-cell>
          <table:table-cell table:formula="of:=[$Results_13_24.Q46]" office:value-type="float" office:value="0.6391" calcext:value-type="float">
            <text:p>0.6391</text:p>
          </table:table-cell>
          <table:table-cell table:style-name="ce56" table:formula="of:=[$Results_13_24.Q47]" office:value-type="percentage" office:value="0.6412" calcext:value-type="percentage">
            <text:p>64.1%</text:p>
          </table:table-cell>
          <table:table-cell table:formula="of:=2*[.R26]*[.U26]/([.R26]+[.U26])" office:value-type="float" office:value="0.677407457527396" calcext:value-type="float">
            <text:p>0.6774</text:p>
          </table:table-cell>
          <table:table-cell table:formula="of:=2*[.S26]*[.U26]/([.S26]+[.U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40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h15m</text:p>
          </table:table-cell>
          <table:table-cell/>
          <table:table-cell table:style-name="ce41" table:formula="of:=[$Results_25_30.W4]" office:value-type="float" office:value="0.2148" calcext:value-type="float">
            <text:p>0.2148</text:p>
          </table:table-cell>
          <table:table-cell table:formula="of:=[$Results_25_30.W8]" office:value-type="float" office:value="0.7424" calcext:value-type="float">
            <text:p>0.7424</text:p>
          </table:table-cell>
          <table:table-cell table:formula="of:=([.R28]-0.2)*5/4" office:value-type="float" office:value="0.678" calcext:value-type="float">
            <text:p>0.678</text:p>
          </table:table-cell>
          <table:table-cell table:style-name="ce37" table:formula="of:=[$Results_25_30.W9]" office:value-type="percentage" office:value="0.8774" calcext:value-type="percentage">
            <text:p>87.7%</text:p>
          </table:table-cell>
          <table:table-cell table:style-name="ce53" table:formula="of:=[$Results_25_30.W14]" office:value-type="float" office:value="0.626" calcext:value-type="float">
            <text:p>0.6260</text:p>
          </table:table-cell>
          <table:table-cell table:style-name="ce56" table:formula="of:=[$Results_25_30.W15]" office:value-type="percentage" office:value="0.6279" calcext:value-type="percentage">
            <text:p>62.8%</text:p>
          </table:table-cell>
          <table:table-cell table:formula="of:=2*[.R28]*[.U28]/([.R28]+[.U28])" office:value-type="float" office:value="0.679249342297574" calcext:value-type="float">
            <text:p>0.6792</text:p>
          </table:table-cell>
          <table:table-cell table:formula="of:=2*[.S28]*[.U28]/([.S28]+[.U28])" office:value-type="float" office:value="0.650963190184049" calcext:value-type="float">
            <text:p>0.6510</text:p>
          </table:table-cell>
          <table:table-cell office:value-type="float" office:value="0.263" calcext:value-type="float">
            <text:p>0.2630</text:p>
          </table:table-cell>
          <table:table-cell table:number-columns-repeated="4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E4]" office:value-type="float" office:value="0.1565" calcext:value-type="float">
            <text:p>0.1565</text:p>
          </table:table-cell>
          <table:table-cell table:formula="of:=[$Results_25_30.E8]" office:value-type="float" office:value="0.7171" calcext:value-type="float">
            <text:p>0.7171</text:p>
          </table:table-cell>
          <table:table-cell table:formula="of:=([.R29]-0.2)*5/4" office:value-type="float" office:value="0.646375" calcext:value-type="float">
            <text:p>0.646375</text:p>
          </table:table-cell>
          <table:table-cell table:style-name="ce37" table:formula="of:=[$Results_25_30.E9]" office:value-type="percentage" office:value="0.8703" calcext:value-type="percentage">
            <text:p>87.0%</text:p>
          </table:table-cell>
          <table:table-cell table:formula="of:=[$Results_25_30.E14]" office:value-type="float" office:value="0.6091" calcext:value-type="float">
            <text:p>0.6091</text:p>
          </table:table-cell>
          <table:table-cell table:style-name="ce56" table:formula="of:=[$Results_25_30.E15]" office:value-type="percentage" office:value="0.6106" calcext:value-type="percentage">
            <text:p>61.1%</text:p>
          </table:table-cell>
          <table:table-cell table:formula="of:=2*[.R29]*[.U29]/([.R29]+[.U29])" office:value-type="float" office:value="0.65870247323179" calcext:value-type="float">
            <text:p>0.6587</text:p>
          </table:table-cell>
          <table:table-cell table:formula="of:=2*[.S29]*[.U29]/([.S29]+[.U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style-name="ce120" office:value-type="string" calcext:value-type="string" table:number-columns-spanned="1" table:number-rows-spanned="3">
            <text:p>Really poor at deny</text:p>
          </table:table-cell>
          <table:table-cell table:number-columns-repeated="3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K4]" office:value-type="float" office:value="0.0471" calcext:value-type="float">
            <text:p>0.0471</text:p>
          </table:table-cell>
          <table:table-cell table:formula="of:=[$Results_25_30.K8]" office:value-type="float" office:value="0.6952" calcext:value-type="float">
            <text:p>0.6952</text:p>
          </table:table-cell>
          <table:table-cell table:formula="of:=([.R30]-0.2)*5/4" office:value-type="float" office:value="0.619" calcext:value-type="float">
            <text:p>0.619</text:p>
          </table:table-cell>
          <table:table-cell table:style-name="ce37" table:formula="of:=[$Results_25_30.K9]" office:value-type="percentage" office:value="0.8751" calcext:value-type="percentage">
            <text:p>87.5%</text:p>
          </table:table-cell>
          <table:table-cell table:formula="of:=[$Results_25_30.K14]" office:value-type="float" office:value="0.6303" calcext:value-type="float">
            <text:p>0.6303</text:p>
          </table:table-cell>
          <table:table-cell table:style-name="ce56" table:formula="of:=[$Results_25_30.K15]" office:value-type="percentage" office:value="0.631" calcext:value-type="percentage">
            <text:p>63.1%</text:p>
          </table:table-cell>
          <table:table-cell table:formula="of:=2*[.R30]*[.U30]/([.R30]+[.U30])" office:value-type="float" office:value="0.661161161825726" calcext:value-type="float">
            <text:p>0.6612</text:p>
          </table:table-cell>
          <table:table-cell table:formula="of:=2*[.S30]*[.U30]/([.S30]+[.U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covered-table-cell/>
          <table:table-cell table:number-columns-repeated="3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30.Q4]" office:value-type="float" office:value="0.1087" calcext:value-type="float">
            <text:p>0.1087</text:p>
          </table:table-cell>
          <table:table-cell table:formula="of:=[$Results_25_30.Q8]" office:value-type="float" office:value="0.7166" calcext:value-type="float">
            <text:p>0.7166</text:p>
          </table:table-cell>
          <table:table-cell table:formula="of:=([.R31]-0.2)*5/4" office:value-type="float" office:value="0.64575" calcext:value-type="float">
            <text:p>0.64575</text:p>
          </table:table-cell>
          <table:table-cell table:style-name="ce37" table:formula="of:=[$Results_25_30.Q9]" office:value-type="percentage" office:value="0.8761" calcext:value-type="percentage">
            <text:p>87.6%</text:p>
          </table:table-cell>
          <table:table-cell table:formula="of:=[$Results_25_30.Q14]" office:value-type="float" office:value="0.6373" calcext:value-type="float">
            <text:p>0.6373</text:p>
          </table:table-cell>
          <table:table-cell table:style-name="ce56" table:formula="of:=[$Results_25_30.Q15]" office:value-type="percentage" office:value="0.6473" calcext:value-type="percentage">
            <text:p>64.7%</text:p>
          </table:table-cell>
          <table:table-cell table:formula="of:=2*[.R31]*[.U31]/([.R31]+[.U31])" office:value-type="float" office:value="0.674627638673462" calcext:value-type="float">
            <text:p>0.6746</text:p>
          </table:table-cell>
          <table:table-cell table:formula="of:=2*[.S31]*[.U31]/([.S31]+[.U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covered-table-cell/>
          <table:table-cell table:number-columns-repeated="39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30m</text:p>
          </table:table-cell>
          <table:table-cell/>
          <table:table-cell table:formula="of:=[$Results_25_30.W4]" office:value-type="float" office:value="0.2148" calcext:value-type="float">
            <text:p>0.2148</text:p>
          </table:table-cell>
          <table:table-cell table:formula="of:=[$Results_25_30.W8]" office:value-type="float" office:value="0.7424" calcext:value-type="float">
            <text:p>0.7424</text:p>
          </table:table-cell>
          <table:table-cell table:style-name="ce47" table:formula="of:=([.R33]-0.2)*5/4" office:value-type="float" office:value="0.678" calcext:value-type="float">
            <text:p>0.6780</text:p>
          </table:table-cell>
          <table:table-cell table:style-name="ce37" table:formula="of:=[$Results_25_30.W9]" office:value-type="percentage" office:value="0.8774" calcext:value-type="percentage">
            <text:p>87.7%</text:p>
          </table:table-cell>
          <table:table-cell table:style-name="ce53" table:formula="of:=[$Results_25_30.W14]" office:value-type="float" office:value="0.626" calcext:value-type="float">
            <text:p>0.6260</text:p>
          </table:table-cell>
          <table:table-cell table:style-name="ce56" table:formula="of:=[$Results_25_30.W15]" office:value-type="percentage" office:value="0.6279" calcext:value-type="percentage">
            <text:p>62.8%</text:p>
          </table:table-cell>
          <table:table-cell table:formula="of:=2*[.R33]*[.U33]/([.R33]+[.U33])" office:value-type="float" office:value="0.679249342297574" calcext:value-type="float">
            <text:p>0.6792</text:p>
          </table:table-cell>
          <table:table-cell table:formula="of:=2*[.S33]*[.U33]/([.S33]+[.U33])" office:value-type="float" office:value="0.650963190184049" calcext:value-type="float">
            <text:p>0.6510</text:p>
          </table:table-cell>
          <table:table-cell office:value-type="float" office:value="0.4134" calcext:value-type="float">
            <text:p>0.4134</text:p>
          </table:table-cell>
          <table:table-cell table:style-name="ce120" office:value-type="string" calcext:value-type="string" table:number-columns-spanned="1" table:number-rows-spanned="3">
            <text:p>Double step length</text:p>
            <text:p>Best in SRQ, deny, </text:p>
            <text:p>length so far</text:p>
          </table:table-cell>
          <table:table-cell table:number-columns-repeated="39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ModelB3</text:p>
          </table:table-cell>
          <table:table-cell table:style-name="ce27" office:value-type="string" calcext:value-type="string">
            <text:p>ADAM</text:p>
          </table:table-cell>
          <table:table-cell table:style-name="ce44" office:value-type="float" office:value="0.0001" calcext:value-type="float">
            <text:p>0.0001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weight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5h15m</text:p>
          </table:table-cell>
          <table:table-cell table:style-name="ce27"/>
          <table:table-cell table:style-name="ce59" table:formula="of:=[$Results_25_30.E20]" office:value-type="float" office:value="0.2517" calcext:value-type="float">
            <text:p>0.2517</text:p>
          </table:table-cell>
          <table:table-cell table:style-name="ce65" table:formula="of:=[$Results_25_30.E24]" office:value-type="float" office:value="0.7507" calcext:value-type="float">
            <text:p>0.7507</text:p>
          </table:table-cell>
          <table:table-cell table:style-name="ce85" table:formula="of:=([.R34]-0.2)*5/4" office:value-type="float" office:value="0.688375" calcext:value-type="float">
            <text:p>0.6884</text:p>
          </table:table-cell>
          <table:table-cell table:style-name="ce73" table:formula="of:=[$Results_25_30.E25]" office:value-type="percentage" office:value="0.8767" calcext:value-type="percentage">
            <text:p>87.7%</text:p>
          </table:table-cell>
          <table:table-cell table:style-name="ce100" table:formula="of:=[$Results_25_30.E24]" office:value-type="float" office:value="0.7507" calcext:value-type="float">
            <text:p>0.7507</text:p>
          </table:table-cell>
          <table:table-cell table:style-name="ce86" table:formula="of:=[$Results_25_30.E31]" office:value-type="percentage" office:value="0.6911" calcext:value-type="percentage">
            <text:p>69.1%</text:p>
          </table:table-cell>
          <table:table-cell table:style-name="ce89" table:formula="of:=2*[.R34]*[.U34]/([.R34]+[.U34])" office:value-type="float" office:value="0.7507" calcext:value-type="float">
            <text:p>0.7507</text:p>
          </table:table-cell>
          <table:table-cell table:style-name="ce92" table:formula="of:=2*[.S34]*[.U34]/([.S34]+[.U34])" office:value-type="float" office:value="0.718187881104182" calcext:value-type="float">
            <text:p>0.7182</text:p>
          </table:table-cell>
          <table:table-cell table:style-name="ce95" office:value-type="float" office:value="0.4303" calcext:value-type="float">
            <text:p>0.4303</text:p>
          </table:table-cell>
          <table:covered-table-cell/>
          <table:table-cell table:number-columns-repeated="3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25_30.K20]" office:value-type="float" office:value="0.15" calcext:value-type="float">
            <text:p>0.15</text:p>
          </table:table-cell>
          <table:table-cell table:formula="of:=[$Results_25_30.K24]" office:value-type="float" office:value="0.73" calcext:value-type="float">
            <text:p>0.73</text:p>
          </table:table-cell>
          <table:table-cell table:formula="of:=([.R35]-0.2)*5/4" office:value-type="float" office:value="0.6625" calcext:value-type="float">
            <text:p>0.6625</text:p>
          </table:table-cell>
          <table:table-cell table:style-name="ce37" table:formula="of:=[$Results_25_30.K25]" office:value-type="percentage" office:value="0.8767" calcext:value-type="percentage">
            <text:p>87.7%</text:p>
          </table:table-cell>
          <table:table-cell table:style-name="ce101" table:formula="of:=[$Results_25_30.E30]" office:value-type="float" office:value="0.6818" calcext:value-type="float">
            <text:p>0.6818</text:p>
          </table:table-cell>
          <table:table-cell table:style-name="ce56" table:formula="of:=[$Results_25_30.K31]" office:value-type="percentage" office:value="0.633" calcext:value-type="percentage">
            <text:p>63.3%</text:p>
          </table:table-cell>
          <table:table-cell table:formula="of:=2*[.R35]*[.U35]/([.R35]+[.U35])" office:value-type="float" office:value="0.705077206403173" calcext:value-type="float">
            <text:p>0.7051</text:p>
          </table:table-cell>
          <table:table-cell table:formula="of:=2*[.S35]*[.U35]/([.S35]+[.U35])" office:value-type="float" office:value="0.672011455776241" calcext:value-type="float">
            <text:p>0.6720</text:p>
          </table:table-cell>
          <table:table-cell office:value-type="float" office:value="0.4205" calcext:value-type="float">
            <text:p>0.4205</text:p>
          </table:table-cell>
          <table:covered-table-cell/>
          <table:table-cell table:number-columns-repeated="39"/>
        </table:table-row>
        <table:table-row table:style-name="ro2">
          <table:table-cell table:number-columns-repeated="65"/>
        </table:table-row>
        <table:table-row table:style-name="ro2">
          <table:table-cell table:style-name="ce32"/>
          <table:table-cell table:style-name="ce43" office:value-type="string" calcext:value-type="string" table:number-columns-spanned="14" table:number-rows-spanned="1">
            <text:p>Coarse Discourse only</text:p>
          </table:table-cell>
          <table:covered-table-cell table:number-columns-repeated="13" table:style-name="ce32"/>
          <table:table-cell table:style-name="ce32"/>
          <table:table-cell table:style-name="ce66"/>
          <table:table-cell table:style-name="ce74"/>
          <table:table-cell table:style-name="ce87"/>
          <table:table-cell table:style-name="ce96"/>
          <table:table-cell table:style-name="ce102"/>
          <table:table-cell table:style-name="ce107"/>
          <table:table-cell table:style-name="ce111"/>
          <table:table-cell table:style-name="ce115"/>
          <table:table-cell table:style-name="ce119"/>
          <table:table-cell table:number-columns-repeated="4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/>
          <table:table-cell table:formula="of:=[$Results_31_38.E9]" office:value-type="float" office:value="0" calcext:value-type="float">
            <text:p>0</text:p>
          </table:table-cell>
          <table:table-cell table:style-name="ce75" table:formula="of:=[$Results_31_38.E14]" office:value-type="float" office:value="1" calcext:value-type="float">
            <text:p>1.0000</text:p>
          </table:table-cell>
          <table:table-cell table:formula="of:=[$Results_31_38.E15]" office:value-type="string" office:string-value="" calcext:value-type="error">
            <text:p>#DIV/0!</text:p>
          </table:table-cell>
          <table:table-cell table:style-name="ce37" table:formula="of:=[$Results_31_38.E16]" office:value-type="percentage" office:value="0" calcext:value-type="percentage">
            <text:p>0.0%</text:p>
          </table:table-cell>
          <table:table-cell table:formula="of:=[$Results_31_38.E21]" office:value-type="string" office:string-value="" calcext:value-type="error">
            <text:p>#DIV/0!</text:p>
          </table:table-cell>
          <table:table-cell table:style-name="ce56" table:formula="of:=[$Results_31_38.E22]" office:value-type="percentage" office:value="0" calcext:value-type="percentage">
            <text:p>0.0%</text:p>
          </table:table-cell>
          <table:table-cell table:formula="of:=2*[.R38]*[.U38]/([.R38]+[.U38])" office:value-type="string" office:string-value="" calcext:value-type="error">
            <text:p>#DIV/0!</text:p>
          </table:table-cell>
          <table:table-cell table:formula="of:=2*[.S38]*[.U38]/([.S38]+[.U38])" office:value-type="string" office:string-value="" calcext:value-type="error">
            <text:p>#DIV/0!</text:p>
          </table:table-cell>
          <table:table-cell/>
          <table:table-cell table:style-name="ce120" office:value-type="string" calcext:value-type="string" table:number-columns-spanned="1" table:number-rows-spanned="8">
            <text:p>Weights are 10x for</text:p>
            <text:p>deny, disagree</text:p>
            <text:p>Do badly for agree </text:p>
            <text:p>class</text:p>
          </table:table-cell>
          <table:table-cell table:number-columns-repeated="3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h30m</text:p>
          </table:table-cell>
          <table:table-cell/>
          <table:table-cell table:formula="of:=[$Results_31_38.K9]" office:value-type="float" office:value="0.3537" calcext:value-type="float">
            <text:p>0.3537</text:p>
          </table:table-cell>
          <table:table-cell table:style-name="ce75" table:formula="of:=[$Results_31_38.K14]" office:value-type="float" office:value="0.511936363636364" calcext:value-type="float">
            <text:p>0.5119</text:p>
          </table:table-cell>
          <table:table-cell table:style-name="ce88" table:formula="of:=[$Results_31_38.K15]" office:value-type="float" office:value="0.46313" calcext:value-type="float">
            <text:p>0.4631</text:p>
          </table:table-cell>
          <table:table-cell table:style-name="ce37" table:formula="of:=[$Results_31_38.K16]" office:value-type="percentage" office:value="0.6778" calcext:value-type="percentage">
            <text:p>67.8%</text:p>
          </table:table-cell>
          <table:table-cell table:formula="of:=[$Results_31_38.K21]" office:value-type="float" office:value="0.5191" calcext:value-type="float">
            <text:p>0.5191</text:p>
          </table:table-cell>
          <table:table-cell table:style-name="ce56" table:formula="of:=[$Results_31_38.K22]" office:value-type="percentage" office:value="0.6224" calcext:value-type="percentage">
            <text:p>62.2%</text:p>
          </table:table-cell>
          <table:table-cell table:formula="of:=2*[.R39]*[.U39]/([.R39]+[.U39])" office:value-type="float" office:value="0.515493295360361" calcext:value-type="float">
            <text:p>0.5155</text:p>
          </table:table-cell>
          <table:table-cell table:formula="of:=2*[.S39]*[.U39]/([.S39]+[.U39])" office:value-type="float" office:value="0.489520342485976" calcext:value-type="float">
            <text:p>0.4895</text:p>
          </table:table-cell>
          <table:table-cell office:value-type="float" office:value="0.4147" calcext:value-type="float">
            <text:p>0.4147</text:p>
          </table:table-cell>
          <table:covered-table-cell/>
          <table:table-cell table:number-columns-repeated="3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h15m</text:p>
          </table:table-cell>
          <table:table-cell/>
          <table:table-cell table:formula="of:=[$Results_31_38.Q9]" office:value-type="float" office:value="0.2893" calcext:value-type="float">
            <text:p>0.2893</text:p>
          </table:table-cell>
          <table:table-cell table:style-name="ce75" table:formula="of:=[$Results_31_38.Q14]" office:value-type="float" office:value="0.482218181818182" calcext:value-type="float">
            <text:p>0.4822</text:p>
          </table:table-cell>
          <table:table-cell table:style-name="ce88" table:formula="of:=[$Results_31_38.Q15]" office:value-type="float" office:value="0.43044" calcext:value-type="float">
            <text:p>0.4304</text:p>
          </table:table-cell>
          <table:table-cell table:style-name="ce37" table:formula="of:=[$Results_31_38.Q16]" office:value-type="percentage" office:value="0.6476" calcext:value-type="percentage">
            <text:p>64.8%</text:p>
          </table:table-cell>
          <table:table-cell table:formula="of:=[$Results_31_38.Q21]" office:value-type="float" office:value="0.5454" calcext:value-type="float">
            <text:p>0.5454</text:p>
          </table:table-cell>
          <table:table-cell table:style-name="ce56" table:formula="of:=[$Results_31_38.Q22]" office:value-type="percentage" office:value="0.668" calcext:value-type="percentage">
            <text:p>66.8%</text:p>
          </table:table-cell>
          <table:table-cell table:formula="of:=2*[.R40]*[.U40]/([.R40]+[.U40])" office:value-type="float" office:value="0.511866763389303" calcext:value-type="float">
            <text:p>0.5119</text:p>
          </table:table-cell>
          <table:table-cell table:formula="of:=2*[.S40]*[.U40]/([.S40]+[.U40])" office:value-type="float" office:value="0.481148499754058" calcext:value-type="float">
            <text:p>0.4811</text:p>
          </table:table-cell>
          <table:table-cell office:value-type="float" office:value="0.4245" calcext:value-type="float">
            <text:p>0.4245</text:p>
          </table:table-cell>
          <table:covered-table-cell/>
          <table:table-cell table:number-columns-repeated="3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formula="of:=[$Results_31_38.W9]" office:value-type="float" office:value="0.3473" calcext:value-type="float">
            <text:p>0.3473</text:p>
          </table:table-cell>
          <table:table-cell table:style-name="ce75" table:formula="of:=[$Results_31_38.W14]" office:value-type="float" office:value="0.5027" calcext:value-type="float">
            <text:p>0.5027</text:p>
          </table:table-cell>
          <table:table-cell table:style-name="ce88" table:formula="of:=[$Results_31_38.W15]" office:value-type="float" office:value="0.45297" calcext:value-type="float">
            <text:p>0.4530</text:p>
          </table:table-cell>
          <table:table-cell table:style-name="ce37" table:formula="of:=[$Results_31_38.W16]" office:value-type="percentage" office:value="0.6649" calcext:value-type="percentage">
            <text:p>66.5%</text:p>
          </table:table-cell>
          <table:table-cell table:formula="of:=[$Results_31_38.W21]" office:value-type="float" office:value="0.539" calcext:value-type="float">
            <text:p>0.539</text:p>
          </table:table-cell>
          <table:table-cell table:style-name="ce56" table:formula="of:=[$Results_31_38.W22]" office:value-type="percentage" office:value="0.6663" calcext:value-type="percentage">
            <text:p>66.6%</text:p>
          </table:table-cell>
          <table:table-cell table:formula="of:=2*[.R41]*[.U41]/([.R41]+[.U41])" office:value-type="float" office:value="0.520217529039071" calcext:value-type="float">
            <text:p>0.5202</text:p>
          </table:table-cell>
          <table:table-cell table:formula="of:=2*[.S41]*[.U41]/([.S41]+[.U41])" office:value-type="float" office:value="0.492254463340625" calcext:value-type="float">
            <text:p>0.4923</text:p>
          </table:table-cell>
          <table:table-cell office:value-type="float" office:value="0.4241" calcext:value-type="float">
            <text:p>0.4241</text:p>
          </table:table-cell>
          <table:covered-table-cell/>
          <table:table-cell table:number-columns-repeated="3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style-name="ce67" table:formula="of:=[$Results_31_38.E32]" office:value-type="float" office:value="0.3343" calcext:value-type="float">
            <text:p>0.3343</text:p>
          </table:table-cell>
          <table:table-cell table:style-name="ce75" table:formula="of:=[$Results_31_38.E37]" office:value-type="float" office:value="0.510136363636364" calcext:value-type="float">
            <text:p>0.5101</text:p>
          </table:table-cell>
          <table:table-cell table:style-name="ce88" table:formula="of:=[$Results_31_38.E38]" office:value-type="float" office:value="0.46115" calcext:value-type="float">
            <text:p>0.4612</text:p>
          </table:table-cell>
          <table:table-cell table:style-name="ce37" table:formula="of:=[$Results_31_38.E39]" office:value-type="percentage" office:value="0.6584" calcext:value-type="percentage">
            <text:p>65.8%</text:p>
          </table:table-cell>
          <table:table-cell table:formula="of:=[$Results_31_38.E44]" office:value-type="float" office:value="0.5548" calcext:value-type="float">
            <text:p>0.5548</text:p>
          </table:table-cell>
          <table:table-cell table:style-name="ce56" table:formula="of:=[$Results_31_38.E45]" office:value-type="percentage" office:value="0.667" calcext:value-type="percentage">
            <text:p>66.7%</text:p>
          </table:table-cell>
          <table:table-cell table:formula="of:=2*[.R42]*[.U42]/([.R42]+[.U42])" office:value-type="float" office:value="0.531531581059048" calcext:value-type="float">
            <text:p>0.5315</text:p>
          </table:table-cell>
          <table:table-cell table:formula="of:=2*[.S42]*[.U42]/([.S42]+[.U42])" office:value-type="float" office:value="0.503658683990354" calcext:value-type="float">
            <text:p>0.5037</text:p>
          </table:table-cell>
          <table:table-cell office:value-type="float" office:value="0.4433" calcext:value-type="float">
            <text:p>0.4433</text:p>
          </table:table-cell>
          <table:covered-table-cell/>
          <table:table-cell table:number-columns-repeated="3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/>
          <table:table-cell table:formula="of:=[$Results_31_38.K32]" office:value-type="float" office:value="0" calcext:value-type="float">
            <text:p>0</text:p>
          </table:table-cell>
          <table:table-cell table:style-name="ce75" table:formula="of:=[$Results_31_38.K37]" office:value-type="float" office:value="1" calcext:value-type="float">
            <text:p>1.0000</text:p>
          </table:table-cell>
          <table:table-cell table:formula="of:=[$Results_31_38.K38]" office:value-type="string" office:string-value="" calcext:value-type="error">
            <text:p>#DIV/0!</text:p>
          </table:table-cell>
          <table:table-cell table:style-name="ce37" table:formula="of:=[$Results_31_38.K39]" office:value-type="percentage" office:value="0" calcext:value-type="percentage">
            <text:p>0.0%</text:p>
          </table:table-cell>
          <table:table-cell table:formula="of:=[$Results_31_38.K44]" office:value-type="string" office:string-value="" calcext:value-type="error">
            <text:p>#DIV/0!</text:p>
          </table:table-cell>
          <table:table-cell table:style-name="ce56" table:formula="of:=[$Results_31_38.K45]" office:value-type="percentage" office:value="0" calcext:value-type="percentage">
            <text:p>0.0%</text:p>
          </table:table-cell>
          <table:table-cell table:formula="of:=2*[.R43]*[.U43]/([.R43]+[.U43])" office:value-type="string" office:string-value="" calcext:value-type="error">
            <text:p>#DIV/0!</text:p>
          </table:table-cell>
          <table:table-cell table:formula="of:=2*[.S43]*[.U43]/([.S43]+[.U43])" office:value-type="string" office:string-value="" calcext:value-type="error">
            <text:p>#DIV/0!</text:p>
          </table:table-cell>
          <table:table-cell/>
          <table:covered-table-cell/>
          <table:table-cell table:number-columns-repeated="3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/>
          <table:table-cell table:formula="of:=[$Results_31_38.Q32]" office:value-type="float" office:value="0" calcext:value-type="float">
            <text:p>0</text:p>
          </table:table-cell>
          <table:table-cell table:style-name="ce75" table:formula="of:=[$Results_31_38.Q37]" office:value-type="float" office:value="1" calcext:value-type="float">
            <text:p>1.0000</text:p>
          </table:table-cell>
          <table:table-cell table:formula="of:=[$Results_31_38.Q38]" office:value-type="string" office:string-value="" calcext:value-type="error">
            <text:p>#DIV/0!</text:p>
          </table:table-cell>
          <table:table-cell table:style-name="ce37" table:formula="of:=[$Results_31_38.Q39]" office:value-type="percentage" office:value="0" calcext:value-type="percentage">
            <text:p>0.0%</text:p>
          </table:table-cell>
          <table:table-cell table:formula="of:=[$Results_31_38.Q44]" office:value-type="string" office:string-value="" calcext:value-type="error">
            <text:p>#DIV/0!</text:p>
          </table:table-cell>
          <table:table-cell table:style-name="ce56" table:formula="of:=[$Results_31_38.Q45]" office:value-type="percentage" office:value="0" calcext:value-type="percentage">
            <text:p>0.0%</text:p>
          </table:table-cell>
          <table:table-cell table:formula="of:=2*[.R44]*[.U44]/([.R44]+[.U44])" office:value-type="string" office:string-value="" calcext:value-type="error">
            <text:p>#DIV/0!</text:p>
          </table:table-cell>
          <table:table-cell table:formula="of:=2*[.S44]*[.U44]/([.S44]+[.U44])" office:value-type="string" office:string-value="" calcext:value-type="error">
            <text:p>#DIV/0!</text:p>
          </table:table-cell>
          <table:table-cell/>
          <table:covered-table-cell/>
          <table:table-cell table:number-columns-repeated="3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/>
          <table:table-cell table:formula="of:=[$Results_31_38.W32]" office:value-type="float" office:value="0" calcext:value-type="float">
            <text:p>0</text:p>
          </table:table-cell>
          <table:table-cell table:style-name="ce75" table:formula="of:=[$Results_31_38.W37]" office:value-type="float" office:value="1" calcext:value-type="float">
            <text:p>1.0000</text:p>
          </table:table-cell>
          <table:table-cell table:formula="of:=[$Results_31_38.W38]" office:value-type="string" office:string-value="" calcext:value-type="error">
            <text:p>#DIV/0!</text:p>
          </table:table-cell>
          <table:table-cell table:style-name="ce37" table:formula="of:=[$Results_31_38.W39]" office:value-type="percentage" office:value="0" calcext:value-type="percentage">
            <text:p>0.0%</text:p>
          </table:table-cell>
          <table:table-cell table:formula="of:=[$Results_31_38.W44]" office:value-type="string" office:string-value="" calcext:value-type="error">
            <text:p>#DIV/0!</text:p>
          </table:table-cell>
          <table:table-cell table:style-name="ce56" table:formula="of:=[$Results_31_38.W45]" office:value-type="percentage" office:value="0" calcext:value-type="percentage">
            <text:p>0.0%</text:p>
          </table:table-cell>
          <table:table-cell table:formula="of:=2*[.R45]*[.U45]/([.R45]+[.U45])" office:value-type="string" office:string-value="" calcext:value-type="error">
            <text:p>#DIV/0!</text:p>
          </table:table-cell>
          <table:table-cell table:formula="of:=2*[.S45]*[.U45]/([.S45]+[.U45])" office:value-type="string" office:string-value="" calcext:value-type="error">
            <text:p>#DIV/0!</text:p>
          </table:table-cell>
          <table:table-cell/>
          <table:covered-table-cell/>
          <table:table-cell table:number-columns-repeated="39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/>
          <table:table-cell table:formula="of:=[$Results_39_46.E9]" office:value-type="float" office:value="0" calcext:value-type="float">
            <text:p>0</text:p>
          </table:table-cell>
          <table:table-cell table:style-name="ce75" table:formula="of:=[$Results_39_46.E14]" office:value-type="float" office:value="1" calcext:value-type="float">
            <text:p>1.0000</text:p>
          </table:table-cell>
          <table:table-cell table:formula="of:=[$Results_39_46.E15]" office:value-type="string" office:string-value="" calcext:value-type="error">
            <text:p>#DIV/0!</text:p>
          </table:table-cell>
          <table:table-cell table:style-name="ce37" table:formula="of:=[$Results_39_46.E16]" office:value-type="percentage" office:value="0" calcext:value-type="percentage">
            <text:p>0.0%</text:p>
          </table:table-cell>
          <table:table-cell table:formula="of:=[$Results_39_46.E21]" office:value-type="string" office:string-value="" calcext:value-type="error">
            <text:p>#DIV/0!</text:p>
          </table:table-cell>
          <table:table-cell table:style-name="ce56" table:formula="of:=[$Results_39_46.E22]" office:value-type="percentage" office:value="0" calcext:value-type="percentage">
            <text:p>0.0%</text:p>
          </table:table-cell>
          <table:table-cell table:formula="of:=2*[.R47]*[.U47]/([.R47]+[.U47])" office:value-type="string" office:string-value="" calcext:value-type="error">
            <text:p>#DIV/0!</text:p>
          </table:table-cell>
          <table:table-cell table:formula="of:=2*[.S47]*[.U47]/([.S47]+[.U47])" office:value-type="string" office:string-value="" calcext:value-type="error">
            <text:p>#DIV/0!</text:p>
          </table:table-cell>
          <table:table-cell/>
          <table:table-cell table:style-name="ce120" office:value-type="string" calcext:value-type="string" table:number-columns-spanned="1" table:number-rows-spanned="4">
            <text:p>Run on quadro</text:p>
          </table:table-cell>
          <table:table-cell table:number-columns-repeated="3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/>
          <table:table-cell table:formula="of:=[$Results_39_46.K9]" office:value-type="float" office:value="0" calcext:value-type="float">
            <text:p>0</text:p>
          </table:table-cell>
          <table:table-cell table:style-name="ce75" table:formula="of:=[$Results_39_46.K14]" office:value-type="float" office:value="1" calcext:value-type="float">
            <text:p>1.0000</text:p>
          </table:table-cell>
          <table:table-cell table:formula="of:=[$Results_39_46.K15]" office:value-type="string" office:string-value="" calcext:value-type="error">
            <text:p>#DIV/0!</text:p>
          </table:table-cell>
          <table:table-cell table:style-name="ce37" table:formula="of:=[$Results_39_46.K16]" office:value-type="percentage" office:value="0" calcext:value-type="percentage">
            <text:p>0.0%</text:p>
          </table:table-cell>
          <table:table-cell table:formula="of:=[$Results_39_46.K21]" office:value-type="string" office:string-value="" calcext:value-type="error">
            <text:p>#DIV/0!</text:p>
          </table:table-cell>
          <table:table-cell table:style-name="ce56" table:formula="of:=[$Results_39_46.K22]" office:value-type="percentage" office:value="0" calcext:value-type="percentage">
            <text:p>0.0%</text:p>
          </table:table-cell>
          <table:table-cell table:formula="of:=2*[.R48]*[.U48]/([.R48]+[.U48])" office:value-type="string" office:string-value="" calcext:value-type="error">
            <text:p>#DIV/0!</text:p>
          </table:table-cell>
          <table:table-cell table:formula="of:=2*[.S48]*[.U48]/([.S48]+[.U48])" office:value-type="string" office:string-value="" calcext:value-type="error">
            <text:p>#DIV/0!</text:p>
          </table:table-cell>
          <table:table-cell/>
          <table:covered-table-cell/>
          <table:table-cell table:number-columns-repeated="3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/>
          <table:table-cell table:formula="of:=[$Results_39_46.Q9]" office:value-type="float" office:value="0" calcext:value-type="float">
            <text:p>0</text:p>
          </table:table-cell>
          <table:table-cell table:style-name="ce75" table:formula="of:=[$Results_39_46.Q14]" office:value-type="float" office:value="1" calcext:value-type="float">
            <text:p>1.0000</text:p>
          </table:table-cell>
          <table:table-cell table:formula="of:=[$Results_39_46.Q15]" office:value-type="string" office:string-value="" calcext:value-type="error">
            <text:p>#DIV/0!</text:p>
          </table:table-cell>
          <table:table-cell table:style-name="ce37" table:formula="of:=[$Results_39_46.Q16]" office:value-type="percentage" office:value="0" calcext:value-type="percentage">
            <text:p>0.0%</text:p>
          </table:table-cell>
          <table:table-cell table:formula="of:=[$Results_39_46.Q21]" office:value-type="string" office:string-value="" calcext:value-type="error">
            <text:p>#DIV/0!</text:p>
          </table:table-cell>
          <table:table-cell table:style-name="ce56" table:formula="of:=[$Results_39_46.Q22]" office:value-type="percentage" office:value="0" calcext:value-type="percentage">
            <text:p>0.0%</text:p>
          </table:table-cell>
          <table:table-cell table:formula="of:=2*[.R49]*[.U49]/([.R49]+[.U49])" office:value-type="string" office:string-value="" calcext:value-type="error">
            <text:p>#DIV/0!</text:p>
          </table:table-cell>
          <table:table-cell table:formula="of:=2*[.S49]*[.U49]/([.S49]+[.U49])" office:value-type="string" office:string-value="" calcext:value-type="error">
            <text:p>#DIV/0!</text:p>
          </table:table-cell>
          <table:table-cell/>
          <table:covered-table-cell/>
          <table:table-cell table:number-columns-repeated="3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/>
          <table:table-cell table:formula="of:=[$Results_39_46.W9]" office:value-type="float" office:value="0" calcext:value-type="float">
            <text:p>0</text:p>
          </table:table-cell>
          <table:table-cell table:style-name="ce75" table:formula="of:=[$Results_39_46.W14]" office:value-type="float" office:value="1" calcext:value-type="float">
            <text:p>1.0000</text:p>
          </table:table-cell>
          <table:table-cell table:formula="of:=[$Results_39_46.W15]" office:value-type="string" office:string-value="" calcext:value-type="error">
            <text:p>#DIV/0!</text:p>
          </table:table-cell>
          <table:table-cell table:style-name="ce37" table:formula="of:=[$Results_39_46.W16]" office:value-type="percentage" office:value="0" calcext:value-type="percentage">
            <text:p>0.0%</text:p>
          </table:table-cell>
          <table:table-cell table:formula="of:=[$Results_39_46.W21]" office:value-type="string" office:string-value="" calcext:value-type="error">
            <text:p>#DIV/0!</text:p>
          </table:table-cell>
          <table:table-cell table:style-name="ce56" table:formula="of:=[$Results_39_46.W22]" office:value-type="percentage" office:value="0" calcext:value-type="percentage">
            <text:p>0.0%</text:p>
          </table:table-cell>
          <table:table-cell table:formula="of:=2*[.R50]*[.U50]/([.R50]+[.U50])" office:value-type="string" office:string-value="" calcext:value-type="error">
            <text:p>#DIV/0!</text:p>
          </table:table-cell>
          <table:table-cell table:formula="of:=2*[.S50]*[.U50]/([.S50]+[.U50])" office:value-type="string" office:string-value="" calcext:value-type="error">
            <text:p>#DIV/0!</text:p>
          </table:table-cell>
          <table:table-cell/>
          <table:covered-table-cell/>
          <table:table-cell table:number-columns-repeated="39"/>
        </table:table-row>
        <table:table-row table:style-name="ro2">
          <table:table-cell table:number-columns-repeated="6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?</text:p>
          </table:table-cell>
          <table:table-cell/>
          <table:table-cell table:formula="of:=[$Results_39_46.E32]" office:value-type="float" office:value="0" calcext:value-type="float">
            <text:p>0</text:p>
          </table:table-cell>
          <table:table-cell table:style-name="ce75" table:formula="of:=[$Results_39_46.E37]" office:value-type="float" office:value="1" calcext:value-type="float">
            <text:p>1.0000</text:p>
          </table:table-cell>
          <table:table-cell table:formula="of:=[$Results_39_46.E38]" office:value-type="string" office:string-value="" calcext:value-type="error">
            <text:p>#DIV/0!</text:p>
          </table:table-cell>
          <table:table-cell table:style-name="ce37" table:formula="of:=[$Results_39_46.E39]" office:value-type="percentage" office:value="0" calcext:value-type="percentage">
            <text:p>0.0%</text:p>
          </table:table-cell>
          <table:table-cell table:formula="of:=[$Results_39_46.E44]" office:value-type="string" office:string-value="" calcext:value-type="error">
            <text:p>#DIV/0!</text:p>
          </table:table-cell>
          <table:table-cell table:style-name="ce56" table:formula="of:=[$Results_39_46.E39]" office:value-type="percentage" office:value="0" calcext:value-type="percentage">
            <text:p>0.0%</text:p>
          </table:table-cell>
          <table:table-cell table:formula="of:=2*[.R52]*[.U52]/([.R52]+[.U52])" office:value-type="string" office:string-value="" calcext:value-type="error">
            <text:p>#DIV/0!</text:p>
          </table:table-cell>
          <table:table-cell table:formula="of:=2*[.S52]*[.U52]/([.S52]+[.U52])" office:value-type="string" office:string-value="" calcext:value-type="error">
            <text:p>#DIV/0!</text:p>
          </table:table-cell>
          <table:table-cell/>
          <table:table-cell table:style-name="ce120" office:value-type="string" calcext:value-type="string" table:number-columns-spanned="1" table:number-rows-spanned="4">
            <text:p><text:span text:style-name="T1">Weights are 10x for</text:span></text:p>
            <text:p><text:span text:style-name="T3">deny/agree/disagree</text:span></text:p>
          </table:table-cell>
          <table:table-cell table:number-columns-repeated="3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?</text:p>
          </table:table-cell>
          <table:table-cell/>
          <table:table-cell table:formula="of:=[$Results_39_46.K32]" office:value-type="float" office:value="0" calcext:value-type="float">
            <text:p>0</text:p>
          </table:table-cell>
          <table:table-cell table:style-name="ce75" table:formula="of:=[$Results_39_46.K37]" office:value-type="float" office:value="1" calcext:value-type="float">
            <text:p>1.0000</text:p>
          </table:table-cell>
          <table:table-cell table:formula="of:=[$Results_39_46.K38]" office:value-type="string" office:string-value="" calcext:value-type="error">
            <text:p>#DIV/0!</text:p>
          </table:table-cell>
          <table:table-cell table:style-name="ce37" table:formula="of:=[$Results_39_46.K39]" office:value-type="percentage" office:value="0" calcext:value-type="percentage">
            <text:p>0.0%</text:p>
          </table:table-cell>
          <table:table-cell table:formula="of:=[$Results_39_46.K44]" office:value-type="string" office:string-value="" calcext:value-type="error">
            <text:p>#DIV/0!</text:p>
          </table:table-cell>
          <table:table-cell table:style-name="ce56" table:formula="of:=[$Results_39_46.K39]" office:value-type="percentage" office:value="0" calcext:value-type="percentage">
            <text:p>0.0%</text:p>
          </table:table-cell>
          <table:table-cell table:formula="of:=2*[.R53]*[.U53]/([.R53]+[.U53])" office:value-type="string" office:string-value="" calcext:value-type="error">
            <text:p>#DIV/0!</text:p>
          </table:table-cell>
          <table:table-cell table:formula="of:=2*[.S53]*[.U53]/([.S53]+[.U53])" office:value-type="string" office:string-value="" calcext:value-type="error">
            <text:p>#DIV/0!</text:p>
          </table:table-cell>
          <table:table-cell/>
          <table:covered-table-cell/>
          <table:table-cell table:number-columns-repeated="3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?</text:p>
          </table:table-cell>
          <table:table-cell/>
          <table:table-cell table:formula="of:=[$Results_39_46.Q32]" office:value-type="float" office:value="0" calcext:value-type="float">
            <text:p>0</text:p>
          </table:table-cell>
          <table:table-cell table:style-name="ce75" table:formula="of:=[$Results_39_46.Q37]" office:value-type="float" office:value="1" calcext:value-type="float">
            <text:p>1.0000</text:p>
          </table:table-cell>
          <table:table-cell table:formula="of:=[$Results_39_46.Q38]" office:value-type="string" office:string-value="" calcext:value-type="error">
            <text:p>#DIV/0!</text:p>
          </table:table-cell>
          <table:table-cell table:style-name="ce37" table:formula="of:=[$Results_39_46.Q39]" office:value-type="percentage" office:value="0" calcext:value-type="percentage">
            <text:p>0.0%</text:p>
          </table:table-cell>
          <table:table-cell table:formula="of:=[$Results_39_46.Q44]" office:value-type="string" office:string-value="" calcext:value-type="error">
            <text:p>#DIV/0!</text:p>
          </table:table-cell>
          <table:table-cell table:style-name="ce56" table:formula="of:=[$Results_39_46.Q39]" office:value-type="percentage" office:value="0" calcext:value-type="percentage">
            <text:p>0.0%</text:p>
          </table:table-cell>
          <table:table-cell table:formula="of:=2*[.R54]*[.U54]/([.R54]+[.U54])" office:value-type="string" office:string-value="" calcext:value-type="error">
            <text:p>#DIV/0!</text:p>
          </table:table-cell>
          <table:table-cell table:formula="of:=2*[.S54]*[.U54]/([.S54]+[.U54])" office:value-type="string" office:string-value="" calcext:value-type="error">
            <text:p>#DIV/0!</text:p>
          </table:table-cell>
          <table:table-cell/>
          <table:covered-table-cell/>
          <table:table-cell table:number-columns-repeated="3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?</text:p>
          </table:table-cell>
          <table:table-cell/>
          <table:table-cell table:formula="of:=[$Results_39_46.W32]" office:value-type="float" office:value="0" calcext:value-type="float">
            <text:p>0</text:p>
          </table:table-cell>
          <table:table-cell table:style-name="ce75" table:formula="of:=[$Results_39_46.W37]" office:value-type="float" office:value="1" calcext:value-type="float">
            <text:p>1.0000</text:p>
          </table:table-cell>
          <table:table-cell table:formula="of:=[$Results_39_46.W38]" office:value-type="string" office:string-value="" calcext:value-type="error">
            <text:p>#DIV/0!</text:p>
          </table:table-cell>
          <table:table-cell table:style-name="ce37" table:formula="of:=[$Results_39_46.W39]" office:value-type="percentage" office:value="0" calcext:value-type="percentage">
            <text:p>0.0%</text:p>
          </table:table-cell>
          <table:table-cell table:formula="of:=[$Results_39_46.W44]" office:value-type="string" office:string-value="" calcext:value-type="error">
            <text:p>#DIV/0!</text:p>
          </table:table-cell>
          <table:table-cell table:style-name="ce56" table:formula="of:=[$Results_39_46.W39]" office:value-type="percentage" office:value="0" calcext:value-type="percentage">
            <text:p>0.0%</text:p>
          </table:table-cell>
          <table:table-cell table:formula="of:=2*[.R55]*[.U55]/([.R55]+[.U55])" office:value-type="string" office:string-value="" calcext:value-type="error">
            <text:p>#DIV/0!</text:p>
          </table:table-cell>
          <table:table-cell table:formula="of:=2*[.S55]*[.U55]/([.S55]+[.U55])" office:value-type="string" office:string-value="" calcext:value-type="error">
            <text:p>#DIV/0!</text:p>
          </table:table-cell>
          <table:table-cell/>
          <table:covered-table-cell/>
          <table:table-cell table:number-columns-repeated="39"/>
        </table:table-row>
        <table:table-row table:style-name="ro2" table:number-rows-repeated="1048520">
          <table:table-cell table:number-columns-repeated="65"/>
        </table:table-row>
        <table:table-row table:style-name="ro2">
          <table:table-cell table:number-columns-repeated="65"/>
        </table:table-row>
        <calcext:conditional-formats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table:table-column table:style-name="co24" table:default-cell-style-name="ce2"/>
        <table:table-column table:style-name="co23" table:number-columns-repeated="5" table:default-cell-style-name="ce120"/>
        <table:table-column table:style-name="co25" table:default-cell-style-name="ce120"/>
        <table:table-column table:style-name="co23" table:number-columns-repeated="5" table:default-cell-style-name="ce120"/>
        <table:table-column table:style-name="co25" table:default-cell-style-name="ce120"/>
        <table:table-column table:style-name="co23" table:number-columns-repeated="5" table:default-cell-style-name="ce120"/>
        <table:table-column table:style-name="co21" table:default-cell-style-name="ce120"/>
        <table:table-column table:style-name="co23" table:number-columns-repeated="45" table:default-cell-style-name="ce120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0256" calcext:value-type="float">
            <text:p>0.0256</text:p>
          </table:table-cell>
          <table:table-cell table:style-name="ce14" office:value-type="float" office:value="0.0488" calcext:value-type="float">
            <text:p>0.048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4444" calcext:value-type="float">
            <text:p>0.4444</text:p>
          </table:table-cell>
          <table:table-cell table:style-name="ce14" office:value-type="float" office:value="0.0513" calcext:value-type="float">
            <text:p>0.0513</text:p>
          </table:table-cell>
          <table:table-cell table:style-name="ce14" office:value-type="float" office:value="0.092" calcext:value-type="float">
            <text:p>0.092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063" calcext:value-type="float">
            <text:p>0.8063</text:p>
          </table:table-cell>
          <table:table-cell table:style-name="ce14" office:value-type="float" office:value="0.7984" calcext:value-type="float">
            <text:p>0.7984</text:p>
          </table:table-cell>
          <table:table-cell table:style-name="ce14" office:value-type="float" office:value="0.8023" calcext:value-type="float">
            <text:p>0.802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411" calcext:value-type="float">
            <text:p>0.8411</text:p>
          </table:table-cell>
          <table:table-cell table:style-name="ce14" office:value-type="float" office:value="0.7849" calcext:value-type="float">
            <text:p>0.7849</text:p>
          </table:table-cell>
          <table:table-cell table:style-name="ce14" office:value-type="float" office:value="0.812" calcext:value-type="float">
            <text:p>0.812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576" calcext:value-type="float">
            <text:p>0.8576</text:p>
          </table:table-cell>
          <table:table-cell table:style-name="ce14" office:value-type="float" office:value="0.8692" calcext:value-type="float">
            <text:p>0.8692</text:p>
          </table:table-cell>
          <table:table-cell table:style-name="ce14" office:value-type="float" office:value="0.8633" calcext:value-type="float">
            <text:p>0.863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647" calcext:value-type="float">
            <text:p>0.7647</text:p>
          </table:table-cell>
          <table:table-cell table:style-name="ce14" office:value-type="float" office:value="0.7521" calcext:value-type="float">
            <text:p>0.7521</text:p>
          </table:table-cell>
          <table:table-cell table:style-name="ce14" office:value-type="float" office:value="0.7583" calcext:value-type="float">
            <text:p>0.75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687" calcext:value-type="float">
            <text:p>0.6870</text:p>
          </table:table-cell>
          <table:table-cell table:style-name="ce14" office:value-type="float" office:value="0.7438" calcext:value-type="float">
            <text:p>0.7438</text:p>
          </table:table-cell>
          <table:table-cell table:style-name="ce14" office:value-type="float" office:value="0.7143" calcext:value-type="float">
            <text:p>0.714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373" calcext:value-type="float">
            <text:p>0.7373</text:p>
          </table:table-cell>
          <table:table-cell table:style-name="ce14" office:value-type="float" office:value="0.7769" calcext:value-type="float">
            <text:p>0.7769</text:p>
          </table:table-cell>
          <table:table-cell table:style-name="ce14" office:value-type="float" office:value="0.7565" calcext:value-type="float">
            <text:p>0.756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851" calcext:value-type="float">
            <text:p>0.8851</text:p>
          </table:table-cell>
          <table:table-cell table:style-name="ce14" office:value-type="float" office:value="0.9133" calcext:value-type="float">
            <text:p>0.9133</text:p>
          </table:table-cell>
          <table:table-cell table:style-name="ce14" office:value-type="float" office:value="0.899" calcext:value-type="float">
            <text:p>0.8990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776" calcext:value-type="float">
            <text:p>0.8776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17" calcext:value-type="float">
            <text:p>0.901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909" calcext:value-type="float">
            <text:p>0.8909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87" calcext:value-type="float">
            <text:p>0.908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9088" calcext:value-type="float">
            <text:p>0.9088</text:p>
          </table:table-cell>
          <table:table-cell table:style-name="ce14" office:value-type="float" office:value="0.9259" calcext:value-type="float">
            <text:p>0.9259</text:p>
          </table:table-cell>
          <table:table-cell table:style-name="ce14" office:value-type="float" office:value="0.9173" calcext:value-type="float">
            <text:p>0.9173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14" calcext:value-type="float">
            <text:p>0.691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6661" calcext:value-type="float">
            <text:p>0.666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706" calcext:value-type="float">
            <text:p>0.7060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909" calcext:value-type="percentage">
            <text:p>89.1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7575" calcext:value-type="float">
            <text:p>0.7575</text:p>
          </table:table-cell>
          <table:table-cell table:style-name="ce15" office:value-type="float" office:value="0.4872" calcext:value-type="float">
            <text:p>0.4872</text:p>
          </table:table-cell>
          <table:table-cell table:style-name="ce14" office:value-type="float" office:value="0.593" calcext:value-type="float">
            <text:p>0.593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2" office:value-type="float" office:value="0.7143" calcext:value-type="float">
            <text:p>0.7143</text:p>
          </table:table-cell>
          <table:table-cell table:style-name="ce2" office:value-type="float" office:value="0.5235" calcext:value-type="float">
            <text:p>0.5235</text:p>
          </table:table-cell>
          <table:table-cell table:style-name="ce2" office:value-type="float" office:value="0.6042" calcext:value-type="float">
            <text:p>0.604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71" calcext:value-type="float">
            <text:p>0.6471</text:p>
          </table:table-cell>
          <table:table-cell table:style-name="ce15" office:value-type="float" office:value="0.8577" calcext:value-type="float">
            <text:p>0.8577</text:p>
          </table:table-cell>
          <table:table-cell table:style-name="ce15" office:value-type="float" office:value="0.7376" calcext:value-type="float">
            <text:p>0.73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2" office:value-type="float" office:value="0.6505" calcext:value-type="float">
            <text:p>0.6505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7211" calcext:value-type="float">
            <text:p>0.7211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53" calcext:value-type="float">
            <text:p>0.665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56" calcext:value-type="float">
            <text:p>0.685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7" calcext:value-type="float">
            <text:p>0.6627</text:p>
          </table:table-cell>
          <table:table-cell table:style-name="ce23"/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81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73" calcext:value-type="percentage">
            <text:p>67.3%</text:p>
          </table:table-cell>
          <table:table-cell table:style-name="ce24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" calcext:value-type="float">
            <text:p>0.651</text:p>
          </table:table-cell>
          <table:table-cell table:style-name="ce23"/>
          <table:table-cell table:number-columns-repeated="40"/>
        </table:table-row>
        <table:table-row table:style-name="ro2">
          <table:table-cell table:number-columns-repeated="19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 table:number-columns-repeated="40"/>
        </table:table-row>
        <table:table-row table:style-name="ro4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22" calcext:value-type="float">
            <text:p>0.2200</text:p>
          </table:table-cell>
          <table:table-cell table:style-name="ce14" office:value-type="float" office:value="0.141" calcext:value-type="float">
            <text:p>0.1410</text:p>
          </table:table-cell>
          <table:table-cell table:style-name="ce14" office:value-type="float" office:value="0.1719" calcext:value-type="float">
            <text:p>0.171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25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7372" calcext:value-type="float">
            <text:p>0.737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1448" calcext:value-type="float">
            <text:p>0.1448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13" calcext:value-type="float">
            <text:p>0.73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29" calcext:value-type="float">
            <text:p>0.72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7" calcext:value-type="percentage">
            <text:p>87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39" calcext:value-type="percentage">
            <text:p>87.4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" calcext:value-type="percentage">
            <text:p>86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 table:style-name="ce2"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65" calcext:value-type="float">
            <text:p>0.646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" calcext:value-type="float">
            <text:p>0.662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71" calcext:value-type="float">
            <text:p>0.64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85" calcext:value-type="float">
            <text:p>0.638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809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24" calcext:value-type="percentage">
            <text:p>65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04" calcext:value-type="percentage">
            <text:p>65.0%</text:p>
          </table:table-cell>
          <table:table-cell table:style-name="ce24"/>
          <table:table-cell table:number-columns-repeated="40"/>
        </table:table-row>
        <table:table-row table:style-name="ro4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1448" calcext:value-type="float">
            <text:p>0.144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807" calcext:value-type="float">
            <text:p>0.38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" calcext:value-type="float">
            <text:p>0.7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42" calcext:value-type="percentage">
            <text:p>86.4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279" calcext:value-type="percentage">
            <text:p>62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9" calcext:value-type="percentage">
            <text:p>86.4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 table:style-name="ce2"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" calcext:value-type="float">
            <text:p>0.671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434" calcext:value-type="float">
            <text:p>0.343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98" calcext:value-type="float">
            <text:p>0.669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93" calcext:value-type="float">
            <text:p>0.6593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5229" calcext:value-type="percentage">
            <text:p>5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79" calcext:value-type="percentage">
            <text:p>67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office:forms form:automatic-focus="false" form:apply-design-mode="false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4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51" calcext:value-type="float">
            <text:p>0.745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24" calcext:value-type="float">
            <text:p>0.73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04" calcext:value-type="percentage">
            <text:p>85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21" calcext:value-type="percentage">
            <text:p>86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9" calcext:value-type="percentage">
            <text:p>87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8" calcext:value-type="float">
            <text:p>0.67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23" calcext:value-type="float">
            <text:p>0.652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13" calcext:value-type="float">
            <text:p>0.62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34" calcext:value-type="float">
            <text:p>0.623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55" calcext:value-type="percentage">
            <text:p>65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49" calcext:value-type="percentage">
            <text:p>62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69" calcext:value-type="percentage">
            <text:p>62.7%</text:p>
          </table:table-cell>
          <table:table-cell table:style-name="ce24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9" calcext:value-type="float">
            <text:p>0.73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42" calcext:value-type="float">
            <text:p>0.734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2" calcext:value-type="float">
            <text:p>0.72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95" calcext:value-type="float">
            <text:p>0.689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4" calcext:value-type="percentage">
            <text:p>87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879" calcext:value-type="percentage">
            <text:p>88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21" calcext:value-type="percentage">
            <text:p>87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076" calcext:value-type="percentage">
            <text:p>80.8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189" calcext:value-type="float">
            <text:p>0.618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5" calcext:value-type="float">
            <text:p>0.651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64" calcext:value-type="float">
            <text:p>0.636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7" calcext:value-type="float">
            <text:p>0.671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18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75" calcext:value-type="percentage">
            <text:p>65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81" calcext:value-type="percentage">
            <text:p>63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9" calcext:value-type="float">
            <text:p>0.71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3" calcext:value-type="float">
            <text:p>0.72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6" calcext:value-type="float">
            <text:p>0.720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9" calcext:value-type="percentage">
            <text:p>86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5" calcext:value-type="percentage">
            <text:p>86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1" calcext:value-type="percentage">
            <text:p>86.3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28" calcext:value-type="float">
            <text:p>0.622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33" calcext:value-type="float">
            <text:p>0.633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91" calcext:value-type="float">
            <text:p>0.63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28" calcext:value-type="percentage">
            <text:p>6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51" calcext:value-type="percentage">
            <text:p>63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12" calcext:value-type="percentage">
            <text:p>64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0" table:style-name="ta1">
        <office:forms form:automatic-focus="false" form:apply-design-mode="false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4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148" calcext:value-type="float">
            <text:p>0.214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08" calcext:value-type="float">
            <text:p>0.8608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11" calcext:value-type="float">
            <text:p>0.7311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51" calcext:value-type="float">
            <text:p>0.905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71" calcext:value-type="float">
            <text:p>0.71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52" calcext:value-type="float">
            <text:p>0.69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66" calcext:value-type="float">
            <text:p>0.716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7424" calcext:value-type="float">
            <text:p>0.74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1" calcext:value-type="percentage">
            <text:p>87.5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1" calcext:value-type="percentage">
            <text:p>87.6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74" calcext:value-type="percentage">
            <text:p>87.7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93" calcext:value-type="float">
            <text:p>0.599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527" calcext:value-type="float">
            <text:p>0.652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091" calcext:value-type="float">
            <text:p>0.60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03" calcext:value-type="float">
            <text:p>0.63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73" calcext:value-type="float">
            <text:p>0.637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626" calcext:value-type="float">
            <text:p>0.6260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106" calcext:value-type="percentage">
            <text:p>61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1" calcext:value-type="percentage">
            <text:p>63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73" calcext:value-type="percentage">
            <text:p>64.7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79" calcext:value-type="percentage">
            <text:p>62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2"/>
          <table:covered-table-cell table:style-name="ce21"/>
          <table:table-cell table:number-columns-repeated="52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517" calcext:value-type="float">
            <text:p>0.251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69" calcext:value-type="float">
            <text:p>0.8469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85" calcext:value-type="float">
            <text:p>0.748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064" calcext:value-type="float">
            <text:p>0.906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507" calcext:value-type="float">
            <text:p>0.75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" calcext:value-type="float">
            <text:p>0.73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7" calcext:value-type="percentage">
            <text:p>87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7" calcext:value-type="percentage">
            <text:p>87.7%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52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273" calcext:value-type="float">
            <text:p>0.6273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7363" calcext:value-type="float">
            <text:p>0.736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18" calcext:value-type="float">
            <text:p>0.68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12" calcext:value-type="float">
            <text:p>0.6312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11" calcext:value-type="percentage">
            <text:p>69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3" calcext:value-type="percentage">
            <text:p>63.3%</text:p>
          </table:table-cell>
          <table:table-cell table:style-name="ce24"/>
          <table:table-cell table:number-columns-repeated="52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Short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Long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 table:number-columns-repeated="20"/>
          <table:table-cell table:style-name="Default"/>
          <table:table-cell table:number-columns-repeated="43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31_38" table:style-name="ta1">
        <office:forms form:automatic-focus="false" form:apply-design-mode="false"/>
        <table:table-column table:style-name="co21" table:default-cell-style-name="Default"/>
        <table:table-column table:style-name="co26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6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6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6" table:default-cell-style-name="ce8"/>
        <table:table-column table:style-name="co23" table:number-columns-repeated="3" table:default-cell-style-name="ce2"/>
        <table:table-column table:style-name="co23" table:default-cell-style-name="ce23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2"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 table:style-name="ce2"/>
          <table:table-cell office:value-type="string" calcext:value-type="string">
            <text:p>Question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633" calcext:value-type="float">
            <text:p>0.86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65" calcext:value-type="float">
            <text:p>0.865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 table:style-name="ce2"/>
          <table:table-cell office:value-type="string" calcext:value-type="string">
            <text:p>Answer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739" calcext:value-type="float">
            <text:p>0.773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7654" calcext:value-type="float">
            <text:p>0.7654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658" calcext:value-type="float">
            <text:p>0.7658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 table:style-name="ce2"/>
          <table:table-cell office:value-type="string" calcext:value-type="string">
            <text:p>Announcement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531" calcext:value-type="float">
            <text:p>0.553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86" calcext:value-type="float">
            <text:p>0.48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828" calcext:value-type="float">
            <text:p>0.482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style-name="ce2"/>
          <table:table-cell office:value-type="string" calcext:value-type="string">
            <text:p>Agreement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14" calcext:value-type="float">
            <text:p>0.501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67" calcext:value-type="float">
            <text:p>0.567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7" calcext:value-type="float">
            <text:p>0.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5253" calcext:value-type="float">
            <text:p>0.525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style-name="ce2"/>
          <table:table-cell office:value-type="string" calcext:value-type="string">
            <text:p>Appreciation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879" calcext:value-type="float">
            <text:p>0.68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619" calcext:value-type="float">
            <text:p>0.661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style-name="ce2"/>
          <table:table-cell office:value-type="string" calcext:value-type="string">
            <text:p>Disagreement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3537" calcext:value-type="float">
            <text:p>0.353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893" calcext:value-type="float">
            <text:p>0.28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3473" calcext:value-type="float">
            <text:p>0.3473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style-name="ce2"/>
          <table:table-cell office:value-type="string" calcext:value-type="string">
            <text:p>-ve Reaction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2478" calcext:value-type="float">
            <text:p>0.24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179" calcext:value-type="float">
            <text:p>0.1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5" calcext:value-type="float">
            <text:p>0.218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 table:style-name="ce2"/>
          <table:table-cell office:value-type="string" calcext:value-type="string">
            <text:p>Elaboration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9" calcext:value-type="float">
            <text:p>0.39</text:p>
          </table:table-cell>
          <table:table-cell office:value-type="float" office:value="0.4001" calcext:value-type="float">
            <text:p>0.400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85" calcext:value-type="float">
            <text:p>0.48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315" calcext:value-type="float">
            <text:p>0.33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6" calcext:value-type="float">
            <text:p>0.36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style-name="ce2"/>
          <table:table-cell office:value-type="string" calcext:value-type="string">
            <text:p>Humor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08" calcext:value-type="float">
            <text:p>0.040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6" calcext:value-type="float">
            <text:p>0.06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" calcext:value-type="float">
            <text:p>0.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 table:style-name="ce2"/>
          <table:table-cell office:value-type="string" calcext:value-type="string">
            <text:p>Other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985" calcext:value-type="float">
            <text:p>0.198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594" calcext:value-type="float">
            <text:p>0.159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75" calcext:value-type="float">
            <text:p>0.1575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3:.E13])" office:value-type="float" office:value="1" calcext:value-type="float">
            <text:p>1.0000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3:.K13])" office:value-type="float" office:value="0.511936363636364" calcext:value-type="float">
            <text:p>0.5119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3:.Q13])" office:value-type="float" office:value="0.482218181818182" calcext:value-type="float">
            <text:p>0.4822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3:.W13])" office:value-type="float" office:value="0.5027" calcext:value-type="float">
            <text:p>0.5027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4:.E13])" office:value-type="string" office:string-value="" calcext:value-type="error">
            <text:p>#DIV/0!</text:p>
          </table:table-cell>
          <table:table-cell/>
          <table:table-cell table:style-name="ce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4:.K13])" office:value-type="float" office:value="0.46313" calcext:value-type="float">
            <text:p>0.4631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4:.Q13])" office:value-type="float" office:value="0.43044" calcext:value-type="float">
            <text:p>0.4304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4:.W13])" office:value-type="float" office:value="0.45297" calcext:value-type="float">
            <text:p>0.453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778" calcext:value-type="percentage">
            <text:p>67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476" calcext:value-type="percentage">
            <text:p>64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49" calcext:value-type="percentage">
            <text:p>66.5%</text:p>
          </table:table-cell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/>
          <table:table-cell table:style-name="ce2"/>
          <table:table-cell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table:style-name="ce2"/>
          <table:table-cell office:value-type="string" calcext:value-type="string">
            <text:p>Short &lt;8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962" calcext:value-type="float">
            <text:p>0.296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3093" calcext:value-type="float">
            <text:p>0.309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968" calcext:value-type="float">
            <text:p>0.2968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 table:style-name="ce2"/>
          <table:table-cell office:value-type="string" calcext:value-type="string">
            <text:p>Long &gt;=8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42" calcext:value-type="float">
            <text:p>0.7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815" calcext:value-type="float">
            <text:p>0.781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812" calcext:value-type="float">
            <text:p>0.781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19:.E20])" office:value-type="string" office:string-value="" calcext:value-type="error">
            <text:p>#DIV/0!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19:.K20])" office:value-type="float" office:value="0.5191" calcext:value-type="float">
            <text:p>0.5191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19:.Q20])" office:value-type="float" office:value="0.5454" calcext:value-type="float">
            <text:p>0.5454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19:.W20])" office:value-type="float" office:value="0.539" calcext:value-type="float">
            <text:p>0.539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24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68" calcext:value-type="percentage">
            <text:p>66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663" calcext:value-type="percentage">
            <text:p>66.6%</text:p>
          </table:table-cell>
          <table:table-cell table:style-name="ce24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676" calcext:value-type="float">
            <text:p>0.867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568" calcext:value-type="float">
            <text:p>0.756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5278" calcext:value-type="float">
            <text:p>0.527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954" calcext:value-type="float">
            <text:p>0.495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.7042" calcext:value-type="float">
            <text:p>0.704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3343" calcext:value-type="float">
            <text:p>0.33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2315" calcext:value-type="float">
            <text:p>0.231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336" calcext:value-type="float">
            <text:p>0.433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379" calcext:value-type="float">
            <text:p>0.137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224" calcext:value-type="float">
            <text:p>0.122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26:.E36])" office:value-type="float" office:value="0.510136363636364" calcext:value-type="float">
            <text:p>0.5101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26:.K36])" office:value-type="float" office:value="1" calcext:value-type="float">
            <text:p>1.000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26:.Q36])" office:value-type="float" office:value="1" calcext:value-type="float">
            <text:p>1.000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26:.W36])" office:value-type="float" office:value="1" calcext:value-type="float">
            <text:p>1.000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27:.E36])" office:value-type="float" office:value="0.46115" calcext:value-type="float">
            <text:p>0.4612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27:.K36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27:.Q36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27:.W3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584" calcext:value-type="percentage">
            <text:p>65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314" calcext:value-type="float">
            <text:p>0.331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7782" calcext:value-type="float">
            <text:p>0.778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42:.E43])" office:value-type="float" office:value="0.5548" calcext:value-type="float">
            <text:p>0.5548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42:.K43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42:.Q43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42:.W43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67" calcext:value-type="percentage">
            <text:p>66.7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</table:table-row>
      </table:table>
      <table:table table:name="Results_39_46" table:style-name="ta1">
        <office:forms form:automatic-focus="false" form:apply-design-mode="false"/>
        <table:table-column table:style-name="co21" table:default-cell-style-name="Default"/>
        <table:table-column table:style-name="co26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6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6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6" table:default-cell-style-name="ce8"/>
        <table:table-column table:style-name="co23" table:number-columns-repeated="3" table:default-cell-style-name="ce2"/>
        <table:table-column table:style-name="co23" table:default-cell-style-name="ce23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2"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 table:style-name="ce2"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 table:style-name="ce2"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 table:style-name="ce2"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style-name="ce2"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 table:style-name="ce2"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 table:style-name="ce2"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 table:style-name="ce2"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 table:style-name="ce2"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table:style-name="ce2"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 table:style-name="ce2"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3:.E13])" office:value-type="float" office:value="1" calcext:value-type="float">
            <text:p>1.0000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3:.K13])" office:value-type="float" office:value="1" calcext:value-type="float">
            <text:p>1.000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3:.Q13])" office:value-type="float" office:value="1" calcext:value-type="float">
            <text:p>1.000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3:.W13])" office:value-type="float" office:value="1" calcext:value-type="float">
            <text:p>1.000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4:.E13])" office:value-type="string" office:string-value="" calcext:value-type="error">
            <text:p>#DIV/0!</text:p>
          </table:table-cell>
          <table:table-cell/>
          <table:table-cell table:style-name="ce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4:.K13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4:.Q13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4:.W13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/>
          <table:table-cell table:style-name="ce2"/>
          <table:table-cell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 table:style-name="ce2"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 table:style-name="ce2"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19:.E20])" office:value-type="string" office:string-value="" calcext:value-type="error">
            <text:p>#DIV/0!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19:.K20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19:.Q20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19:.W20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26:.E36])" office:value-type="float" office:value="1" calcext:value-type="float">
            <text:p>1.000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26:.K36])" office:value-type="float" office:value="1" calcext:value-type="float">
            <text:p>1.000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26:.Q36])" office:value-type="float" office:value="1" calcext:value-type="float">
            <text:p>1.000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26:.W36])" office:value-type="float" office:value="1" calcext:value-type="float">
            <text:p>1.000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27:.E36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27:.K36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27:.Q36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27:.W3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42:.E43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42:.K43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42:.Q43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42:.W43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3:10:51.188597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1-09T22:13:42.801924465</dc:date>
    <meta:editing-duration>P1DT6H55M51S</meta:editing-duration>
    <meta:editing-cycles>82</meta:editing-cycles>
    <meta:generator>LibreOffice/6.4.6.2$Linux_X86_64 LibreOffice_project/40$Build-2</meta:generator>
    <meta:document-statistic meta:table-count="6" meta:cell-count="3665" meta:object-count="0"/>
  </office:meta>
</office:document-meta>
</file>